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188in"/>
    </style:style>
    <style:style style:name="Table1.B" style:family="table-column">
      <style:table-column-properties style:column-width="3.0514in"/>
    </style:style>
    <style:style style:name="Table1.C" style:family="table-column">
      <style:table-column-properties style:column-width="2.5229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Table1.A2" style:family="table-cell">
      <style:table-cell-properties style:vertical-align="middle" fo:padding="0.0194in" fo:border="none"/>
    </style:style>
    <style:style style:name="Table1.B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2" style:family="table">
      <style:table-properties style:width="6.2451in" table:align="left"/>
    </style:style>
    <style:style style:name="Table2.A" style:family="table-column">
      <style:table-column-properties style:column-width="1.1528in"/>
    </style:style>
    <style:style style:name="Table2.B" style:family="table-column">
      <style:table-column-properties style:column-width="1.8361in"/>
    </style:style>
    <style:style style:name="Table2.C" style:family="table-column">
      <style:table-column-properties style:column-width="3.2563in"/>
    </style:style>
    <style:style style:name="Table2.A1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Table2.A2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3" style:family="table">
      <style:table-properties style:width="5.6424in" table:align="left"/>
    </style:style>
    <style:style style:name="Table3.A" style:family="table-column">
      <style:table-column-properties style:column-width="0.9694in"/>
    </style:style>
    <style:style style:name="Table3.B" style:family="table-column">
      <style:table-column-properties style:column-width="1.3181in"/>
    </style:style>
    <style:style style:name="Table3.C" style:family="table-column">
      <style:table-column-properties style:column-width="3.3549in"/>
    </style:style>
    <style:style style:name="Table3.A1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Table3.A2" style:family="table-cell">
      <style:table-cell-properties style:vertical-align="middle" fo:padding="0.0194in" fo:border="none"/>
    </style:style>
    <style:style style:name="Table3.B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3313in"/>
    </style:style>
    <style:style style:name="Table4.B" style:family="table-column">
      <style:table-column-properties style:column-width="2.8986in"/>
    </style:style>
    <style:style style:name="Table4.C" style:family="table-column">
      <style:table-column-properties style:column-width="2.4632in"/>
    </style:style>
    <style:style style:name="Table4.A1" style:family="table-cell">
      <style:table-cell-properties style:vertical-align="middle" fo:padding-left="0in" fo:padding-right="0in" fo:padding-top="0.0194in" fo:padding-bottom="0.0194in" fo:border-left="none" fo:border-right="none" fo:border-top="0.05pt solid #000000" fo:border-bottom="0.05pt solid #000000"/>
    </style:style>
    <style:style style:name="Table4.A2" style:family="table-cell">
      <style:table-cell-properties style:vertical-align="middle" fo:padding="0.0194in" fo:border="none"/>
    </style:style>
    <style:style style:name="Table4.B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style:font-name="Arial" fo:font-size="10.5pt" fo:letter-spacing="normal" fo:font-style="normal" fo:font-weight="normal" officeooo:paragraph-rsid="000e1bc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fo:letter-spacing="normal" officeooo:paragraph-rsid="000e1bc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fo:letter-spacing="normal" officeooo:paragraph-rsid="000e1bce" style:font-name-complex="Arial" style:font-size-complex="10.5pt" style:font-style-complex="normal" style:font-weight-complex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fo:letter-spacing="normal" officeooo:paragraph-rsid="000e1bce" style:font-name-complex="Arial" style:font-size-complex="10.5pt" style:font-style-complex="normal" style:font-weight-complex="normal"/>
    </style:style>
    <style:style style:name="P5" style:family="paragraph" style:parent-style-name="Heading_20_3">
      <style:paragraph-properties fo:margin-left="0.1665in" fo:margin-right="0in" fo:line-height="150%" fo:orphans="2" fo:widows="2" fo:text-indent="0in" style:auto-text-indent="false"/>
      <style:text-properties fo:font-variant="normal" fo:text-transform="none" fo:color="#1f1f1f" loext:opacity="100%" fo:letter-spacing="normal" style:font-style-complex="normal"/>
    </style:style>
    <style:style style:name="P6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404040" loext:opacity="100%" fo:letter-spacing="normal" style:font-name-complex="Arial" style:font-size-complex="10.5pt" style:font-style-complex="normal" style:font-weight-complex="normal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8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11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color="#000000" loext:opacity="100%" style:font-weight-complex="bold"/>
    </style:style>
    <style:style style:name="P12" style:family="paragraph" style:parent-style-name="Table_20_Contents">
      <style:paragraph-properties fo:margin-left="0in" fo:margin-right="0in" fo:text-indent="0in" style:auto-text-indent="false"/>
    </style:style>
    <style:style style:name="P13" style:family="paragraph" style:parent-style-name="Horizontal_20_Line">
      <style:text-properties fo:font-variant="normal" fo:text-transform="none" fo:color="#1f1f1f" loext:opacity="100%" fo:letter-spacing="normal" style:font-name-complex="Arial" style:font-style-complex="normal" style:font-weight-complex="normal"/>
    </style:style>
    <style:style style:name="P14" style:family="paragraph" style:parent-style-name="Text_20_body" style:list-style-name="L4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16" style:family="paragraph" style:parent-style-name="Text_20_body" style:list-style-name="L5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17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fo:letter-spacing="normal" style:font-name-complex="Arial" style:font-size-complex="10.5pt" style:font-style-complex="normal" style:font-weight-complex="normal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20" style:family="paragraph" style:parent-style-name="Text_20_body" style:list-style-name="L7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21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fo:letter-spacing="normal" style:font-name-complex="Arial" style:font-size-complex="10.5pt" style:font-style-complex="normal" style:font-weight-complex="normal"/>
    </style:style>
    <style:style style:name="P22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fo:letter-spacing="normal" style:font-name-complex="Arial" style:font-size-complex="10.5pt" style:font-style-complex="normal" style:font-weight-complex="normal"/>
    </style:style>
    <style:style style:name="P23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24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25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fo:letter-spacing="normal" style:font-name-complex="Arial" style:font-size-complex="10.5pt" style:font-style-complex="normal" style:font-weight-complex="normal"/>
    </style:style>
    <style:style style:name="P26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27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28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fo:letter-spacing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0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1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2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3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4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35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6" style:family="paragraph" style:parent-style-name="Text_20_body" style:list-style-name="L20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7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8" style:family="paragraph" style:parent-style-name="Text_20_body" style:list-style-name="L2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39" style:family="paragraph" style:parent-style-name="Text_20_body" style:list-style-name="L2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0" style:family="paragraph" style:parent-style-name="Text_20_body" style:list-style-name="L2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1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2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3" style:family="paragraph" style:parent-style-name="Text_20_body" style:list-style-name="L26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4" style:family="paragraph" style:parent-style-name="Text_20_body" style:list-style-name="L2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5" style:family="paragraph" style:parent-style-name="Text_20_body" style:list-style-name="L2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 style:font-name-complex="Arial" style:font-size-complex="10.5pt" style:font-style-complex="normal" style:font-weight-complex="normal"/>
    </style:style>
    <style:style style:name="P47" style:family="paragraph" style:parent-style-name="Text_20_body" style:list-style-name="L2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8" style:family="paragraph" style:parent-style-name="Text_20_body" style:list-style-name="L29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49" style:family="paragraph" style:parent-style-name="Text_20_body" style:list-style-name="L3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0" style:family="paragraph" style:parent-style-name="Text_20_body" style:list-style-name="L3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1" style:family="paragraph" style:parent-style-name="Text_20_body" style:list-style-name="L3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2" style:family="paragraph" style:parent-style-name="Text_20_body" style:list-style-name="L3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3" style:family="paragraph" style:parent-style-name="Text_20_body" style:list-style-name="L34">
      <style:paragraph-properties fo:margin-left="0in" fo:margin-right="0in" fo:margin-top="0in" fo:margin-bottom="0in" style:contextual-spacing="false" fo:line-height="120%" fo:text-align="center" style:justify-single-word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4" style:family="paragraph" style:parent-style-name="Text_20_body">
      <style:paragraph-properties fo:margin-left="0in" fo:margin-right="0in" fo:text-indent="0in" style:auto-text-indent="false"/>
    </style:style>
    <style:style style:name="P55" style:family="paragraph" style:parent-style-name="Text_20_body" style:list-style-name="L3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6" style:family="paragraph" style:parent-style-name="Text_20_body" style:list-style-name="L3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7" style:family="paragraph" style:parent-style-name="Text_20_body" style:list-style-name="L3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8" style:family="paragraph" style:parent-style-name="Text_20_body" style:list-style-name="L3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1f1f1f" loext:opacity="100%" fo:letter-spacing="normal" style:font-name-complex="Arial" style:font-size-complex="10.5pt" style:font-style-complex="normal" style:font-weight-complex="normal"/>
    </style:style>
    <style:style style:name="T1" style:family="text">
      <style:text-properties officeooo:rsid="000e1bce"/>
    </style:style>
    <style:style style:name="T2" style:family="text">
      <style:text-properties style:font-name-complex="Arial" style:font-size-complex="10.5pt" style:font-style-complex="normal" style:font-weight-complex="normal"/>
    </style:style>
    <style:style style:name="T3" style:family="text">
      <style:text-properties style:font-name="Arial" fo:font-size="10.5pt" fo:font-style="normal" fo:font-weight="normal"/>
    </style:style>
    <style:style style:name="T4" style:family="text">
      <style:text-properties style:font-name="Arial" fo:font-size="10.5pt" fo:font-style="normal" fo:font-weight="normal" officeooo:rsid="000e1bce"/>
    </style:style>
    <style:style style:name="T5" style:family="text">
      <style:text-properties officeooo:rsid="000e1bce" style:font-name-complex="Arial" style:font-size-complex="10.5pt" style:font-style-complex="normal" style:font-weight-complex="normal"/>
    </style:style>
    <style:style style:name="T6" style:family="text">
      <style:text-properties fo:color="#404040" loext:opacity="100%" style:font-name="Inter" fo:font-size="12pt" fo:font-style="normal" fo:font-weight="normal"/>
    </style:style>
    <style:style style:name="T7" style:family="text">
      <style:text-properties fo:color="#404040" loext:opacity="100%" style:font-name="Inter" fo:font-style="normal" fo:font-weight="normal"/>
    </style:style>
    <style:style style:name="T8" style:family="text">
      <style:text-properties fo:color="#404040" loext:opacity="100%" style:font-name-complex="Inter" style:font-weight-complex="normal"/>
    </style:style>
    <style:style style:name="T9" style:family="text">
      <style:text-properties style:font-name-complex="Inter" style:font-size-complex="12pt"/>
    </style:style>
    <style:style style:name="T10" style:family="text">
      <style:text-properties style:font-name="Inter" fo:font-size="12pt" fo:font-style="normal" fo:font-weight="normal"/>
    </style:style>
    <style:style style:name="T11" style:family="text">
      <style:text-properties fo:color="#404040" loext:opacity="100%" style:font-name-complex="Inter" style:font-size-complex="12pt" style:font-weight-complex="normal"/>
    </style:style>
    <style:style style:name="T12" style:family="text">
      <style:text-properties fo:color="#404040" loext:opacity="100%" style:font-name-complex="Inter" style:font-size-complex="12pt"/>
    </style:style>
    <style:style style:name="T13" style:family="text">
      <style:text-properties style:font-name-asian="Inter" style:font-size-asian="12pt" style:font-style-asian="normal" style:font-weight-asian="normal"/>
    </style:style>
    <style:style style:name="T14" style:family="text">
      <style:text-properties fo:color="#404040" loext:opacity="100%" fo:font-family="'var ds-font-family-code'" fo:font-size="12pt" fo:font-style="normal" fo:font-weight="normal" loext:padding="0in" loext:border="none"/>
    </style:style>
    <style:style style:name="T15" style:family="text">
      <style:text-properties fo:color="#000000" loext:opacity="100%" fo:font-weight="bold"/>
    </style:style>
    <style:style style:name="T16" style:family="text">
      <style:text-properties fo:color="#404040" loext:opacity="100%" fo:font-family="'KaTeX Main', 'Times New Roman', serif" fo:font-size="12pt" fo:font-style="normal" fo:font-weight="normal"/>
    </style:style>
    <style:style style:name="T17" style:family="text">
      <style:text-properties fo:color="#000000" loext:opacity="100%" style:text-line-through-style="none" style:text-line-through-type="none" style:text-underline-style="none" style:text-blinking="false" loext:padding="0.0193in" loext:border-left="2.24pt solid #000000" loext:border-right="2.24pt solid #000000" loext:border-top="1.5pt solid #000000" loext:border-bottom="1.5pt solid #00000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mpute<text:span text:style-name="T1">r</text:span> <text:span text:style-name="T2">কি</text:span>?</text:p>
      <text:p text:style-name="P2"><text:span text:style-name="T3">2. </text:span><text:span text:style-name="T4">os</text:span><text:span text:style-name="T3"> </text:span><text:span text:style-name="T2">কি </text:span><text:span text:style-name="T3">?</text:span></text:p>
      <text:p text:style-name="P2"><text:span text:style-name="T3">3. </text:span><text:span text:style-name="T2">বিভিন্ন ধরনের </text:span><text:span text:style-name="T5">os</text:span><text:span text:style-name="T2"> নাম।</text:span></text:p>
      <text:p text:style-name="P2"><text:span text:style-name="T3">4. Hardwone </text:span><text:span text:style-name="T2">কি</text:span><text:span text:style-name="T3">?</text:span></text:p>
      <text:p text:style-name="P1">5. Sottweane – <text:span text:style-name="T2">কি</text:span>?</text:p>
      <text:p text:style-name="P2"><text:span text:style-name="T3">6. </text:span><text:span text:style-name="T2">বিভিন্ন ধরনের </text:span><text:span text:style-name="T3">Browson </text:span><text:span text:style-name="T2">নাম।</text:span></text:p>
      <text:p text:style-name="P2"><text:span text:style-name="T3">7. Computer </text:span><text:span text:style-name="T2">বিভিন্ন </text:span><text:span text:style-name="T3">Component </text:span><text:span text:style-name="T2">নাম।</text:span></text:p>
      <text:p text:style-name="P2"><text:span text:style-name="T3">Computer </text:span><text:span text:style-name="T2">সর্ম্পকিত বিষন্ন জিনিসের নাম। </text:span></text:p>
      <text:p text:style-name="P2"><text:span text:style-name="T3">9. </text:span><text:span text:style-name="T2">চি কম্পিউটার </text:span><text:span text:style-name="T3">Virus / Antivimy- </text:span><text:span text:style-name="T2">নাম</text:span></text:p>
      <text:p text:style-name="P2"><text:span text:style-name="T3">10. </text:span><text:span text:style-name="T2">বিভিন্ন মাদার বোর্ডি এবং </text:span><text:span text:style-name="T5">ram</text:span><text:span text:style-name="T2"> সম্পর্ক ধারণা।</text:span></text:p>
      <text:p text:style-name="P3"/>
      <text:p text:style-name="P4"><text:span text:style-name="Strong_20_Emphasis"><text:span text:style-name="T6">Professional Technical Q&amp;A Document</text:span></text:span><text:span text:style-name="T6"><text:line-break/></text:span><text:span text:style-name="Emphasis"><text:span text:style-name="T6">Prepared by: Asik Dial Kuffer, AI Architect &amp; Hardware Specialist</text:span></text:span></text:p>
      <text:h text:style-name="P5" text:outline-level="3"><text:span text:style-name="Strong_20_Emphasis"><text:span text:style-name="T7">1. Computer </text:span></text:span><text:span text:style-name="Strong_20_Emphasis"><text:span text:style-name="T8">কি</text:span></text:span><text:span text:style-name="Strong_20_Emphasis"><text:span text:style-name="T7">? (What is a Computer?)</text:span></text:span></text:h>
      <text:p text:style-name="P6"><text:span text:style-name="T9">একটি কম্পিউটার হল একটি প্রোগ্রামযোগ্য ইলেকট্রনিক ডিভাইস যা ডেটা ইনপুট</text:span><text:span text:style-name="T10">, </text:span><text:span text:style-name="T9">প্রক্রিয়াকরণ</text:span><text:span text:style-name="T10">, </text:span><text:span text:style-name="T9">স্টোরেজ এবং আউটপুট অপারেশনের জন্য ডিজিটাল লজিক সার্কিট্রির মাধ্যমে নির্দেশাবলী </text:span><text:span text:style-name="T10">(</text:span><text:span text:style-name="T9">সফটওয়্যার</text:span><text:span text:style-name="T10">) </text:span><text:span text:style-name="T9">কার্যকর করে। ভন নিউম্যান আর্কিটেকচার অনুসারে</text:span><text:span text:style-name="T10">, </text:span><text:span text:style-name="T9">এর মূল উপাদানগুলি হলো</text:span><text:span text:style-name="T10">:</text:span></text:p>
      <text:list text:style-name="L1">
        <text:list-item>
          <text:p text:style-name="P7"><text:span text:style-name="Strong_20_Emphasis"><text:span text:style-name="T11">ইনপুট</text:span></text:span><text:span text:style-name="Strong_20_Emphasis"><text:span text:style-name="T6">/</text:span></text:span><text:span text:style-name="Strong_20_Emphasis"><text:span text:style-name="T11">আউটপুট ইউনিট</text:span></text:span><text:span text:style-name="T12"> </text:span><text:span text:style-name="T6">(</text:span><text:span text:style-name="T12">কীবোর্ড</text:span><text:span text:style-name="T6">, </text:span><text:span text:style-name="T12">মাউস</text:span><text:span text:style-name="T6">, </text:span><text:span text:style-name="T12">মনিটর</text:span><text:span text:style-name="T6">)</text:span></text:p>
        </text:list-item>
        <text:list-item>
          <text:p text:style-name="P7"><text:span text:style-name="Strong_20_Emphasis"><text:span text:style-name="T11">সেন্ট্রাল প্রসেসিং ইউনিট </text:span></text:span><text:span text:style-name="Strong_20_Emphasis"><text:span text:style-name="T6">(CPU)</text:span></text:span><text:span text:style-name="T6">: </text:span><text:span text:style-name="T12">ইনস্ট্রাকশন ডিকোডিং এবং গাণিতিক লজিক অপারেশনের জন্য দায়ী।</text:span></text:p>
        </text:list-item>
        <text:list-item>
          <text:p text:style-name="P7"><text:span text:style-name="Strong_20_Emphasis"><text:span text:style-name="T11">মেমরি</text:span></text:span><text:span text:style-name="T6">: RAM (</text:span><text:span text:style-name="T12">অস্থায়ী ডেটা স্টোরেজ</text:span><text:span text:style-name="T6">) </text:span><text:span text:style-name="T12">এবং </text:span><text:span text:style-name="T6">ROM/</text:span><text:span text:style-name="T12">স্টোরেজ ড্রাইভ </text:span><text:span text:style-name="T6">(</text:span><text:span text:style-name="T12">স্থায়ী ডেটা</text:span><text:span text:style-name="T6">)</text:span><text:span text:style-name="T12">।</text:span></text:p>
        </text:list-item>
        <text:list-item>
          <text:p text:style-name="P7"><text:span text:style-name="Strong_20_Emphasis"><text:span text:style-name="T11">কন্ট্রোল ইউনিট</text:span></text:span><text:span text:style-name="T6">: </text:span><text:span text:style-name="T12">হার্ডওয়্যার রিসোর্স ম্যানেজমেন্ট।</text:span></text:p>
        </text:list-item>
      </text:list>
      <text:p text:style-name="P8"><text:span text:style-name="T12">আধুনিক কম্পিউটারগুলি </text:span><text:span text:style-name="Strong_20_Emphasis"><text:span text:style-name="T11">ট্রানজিস্টর</text:span></text:span><text:span text:style-name="Strong_20_Emphasis"><text:span text:style-name="T6">-</text:span></text:span><text:span text:style-name="Strong_20_Emphasis"><text:span text:style-name="T11">ভিত্তিক মাইক্রোপ্রসেসর</text:span></text:span><text:span text:style-name="T12"> ব্যবহার করে</text:span><text:span text:style-name="T6">, </text:span><text:span text:style-name="T12">যেগুলো মুরের সূত্র অনুযায়ী প্রতি ১৮</text:span><text:span text:style-name="T6">-</text:span><text:span text:style-name="T12">২৪ মাসে দ্বিগুন ক্ষমতাসম্পন্ন হয়। অ্যাপ্লিকেশন স্তরে</text:span><text:span text:style-name="T6">, </text:span><text:span text:style-name="T12">কম্পিউটারগুলি এআই মডেল ট্রেনিং</text:span><text:span text:style-name="T6">, IoT </text:span><text:span text:style-name="T12">ডিভাইস ম্যানেজমেন্ট</text:span><text:span text:style-name="T6">, </text:span><text:span text:style-name="T12">এবং রিয়েল</text:span><text:span text:style-name="T6">-</text:span><text:span text:style-name="T12">টাইম ডেটা অ্যানালিটিক্সের মতো জটিল কাজে ব্যবহৃত হয়।</text:span></text:p>
      <text:h text:style-name="P5" text:outline-level="3"><text:span text:style-name="Strong_20_Emphasis"><text:span text:style-name="T7">2. OS </text:span></text:span><text:span text:style-name="Strong_20_Emphasis"><text:span text:style-name="T8">কি</text:span></text:span><text:span text:style-name="Strong_20_Emphasis"><text:span text:style-name="T7">? (Operating System)</text:span></text:span></text:h>
      <text:p text:style-name="P6"><text:span text:style-name="T9">অপারেটিং সিস্টেম </text:span><text:span text:style-name="T10">(OS) </text:span><text:span text:style-name="T9">হল সিস্টেম সফটওয়্যারের একটি স্তর যা হার্ডওয়্যার রিসোর্স ম্যানেজমেন্ট</text:span><text:span text:style-name="T10">, </text:span><text:span text:style-name="T9">ইউজার ইন্টারফেস প্রদান এবং অ্যাপ্লিকেশন সফটওয়্যারের জন্য একটি নিরাপদ এক্সিকিউশন এনভায়রনমেন্ট নিশ্চিত করে। </text:span><text:span text:style-name="T10">OS-</text:span><text:span text:style-name="T9">এর মূল ফাংশনাল লেয়ারগুলি</text:span><text:span text:style-name="T10">:</text:span></text:p>
      <text:list text:style-name="L2">
        <text:list-item>
          <text:p text:style-name="P9"><text:span text:style-name="Strong_20_Emphasis"><text:span text:style-name="T11">কার্নেল</text:span></text:span><text:span text:style-name="T6">: </text:span><text:span text:style-name="T12">মেমরি অ্যালোকেশন</text:span><text:span text:style-name="T6">, </text:span><text:span text:style-name="T12">প্রসেস শিডিউলিং</text:span><text:span text:style-name="T6">, </text:span><text:span text:style-name="T12">ডিভাইস ড্রাইভার ম্যানেজমেন্ট।</text:span></text:p>
        </text:list-item>
        <text:list-item>
          <text:p text:style-name="P9"><text:span text:style-name="Strong_20_Emphasis"><text:span text:style-name="T11">ফাইল সিস্টেম</text:span></text:span><text:span text:style-name="T6">: NTFS (Windows), ext4 (Linux), APFS (macOS)</text:span><text:span text:style-name="T12">।</text:span></text:p>
        </text:list-item>
        <text:list-item>
          <text:p text:style-name="P9"><text:span text:style-name="Strong_20_Emphasis"><text:span text:style-name="T11">ইউজার ইন্টারফেস</text:span></text:span><text:span text:style-name="T6">: GUI (Windows Explorer) </text:span><text:span text:style-name="T12">বা </text:span><text:span text:style-name="T6">CLI (Bash, PowerShell)</text:span><text:span text:style-name="T12">।</text:span></text:p>
        </text:list-item>
      </text:list>
      <text:p text:style-name="P6"><text:span text:style-name="T10">OS </text:span><text:span text:style-name="T9">টাইপোলজি</text:span><text:span text:style-name="T10">:</text:span></text:p>
      <text:list text:style-name="L3">
        <text:list-item>
          <text:p text:style-name="P10"><text:span text:style-name="Strong_20_Emphasis"><text:span text:style-name="T11">রিয়েল</text:span></text:span><text:span text:style-name="Strong_20_Emphasis"><text:span text:style-name="T6">-</text:span></text:span><text:span text:style-name="Strong_20_Emphasis"><text:span text:style-name="T11">টাইম </text:span></text:span><text:span text:style-name="Strong_20_Emphasis"><text:span text:style-name="T6">OS (RTOS)</text:span></text:span><text:span text:style-name="T6">: </text:span><text:span text:style-name="T12">ইন্ডাস্ট্রিয়াল অটোমেশন </text:span><text:span text:style-name="T6">(VxWorks)</text:span><text:span text:style-name="T12">।</text:span></text:p>
        </text:list-item>
        <text:list-item>
          <text:p text:style-name="P10"><text:span text:style-name="Strong_20_Emphasis"><text:span text:style-name="T11">ডিস্ট্রিবিউটেড </text:span></text:span><text:span text:style-name="Strong_20_Emphasis"><text:span text:style-name="T6">OS</text:span></text:span><text:span text:style-name="T6">: Kubernetes-</text:span><text:span text:style-name="T12">ভিত্তিক ক্লাউড ম্যানেজমেন্ট।</text:span></text:p>
        </text:list-item>
        <text:list-item>
          <text:p text:style-name="P10"><text:span text:style-name="Strong_20_Emphasis"><text:span text:style-name="T11">এমবেডেড </text:span></text:span><text:span text:style-name="Strong_20_Emphasis"><text:span text:style-name="T6">OS</text:span></text:span><text:span text:style-name="T6">: IoT </text:span><text:span text:style-name="T12">ডিভাইসে ব্যবহৃত </text:span><text:span text:style-name="T6">(FreeRTOS, Zephyr)</text:span><text:span text:style-name="T12">।</text:span></text:p>
        </text:list-item>
      </text:list>
      <text:h text:style-name="P5" text:outline-level="3"><text:soft-page-break/><text:span text:style-name="Strong_20_Emphasis"><text:span text:style-name="T7"/></text:span></text:h>
      <text:h text:style-name="P5" text:outline-level="3"><text:span text:style-name="Strong_20_Emphasis"><text:span text:style-name="T7">3. </text:span></text:span><text:span text:style-name="Strong_20_Emphasis"><text:span text:style-name="T8">বিভিন্ন ধরনের </text:span></text:span><text:span text:style-name="Strong_20_Emphasis"><text:span text:style-name="T7">OS </text:span></text:span><text:span text:style-name="Strong_20_Emphasis"><text:span text:style-name="T8">নাম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বিভাগ</text:p>
            </table:table-cell>
            <table:table-cell table:style-name="Table1.A1" office:value-type="string">
              <text:p text:style-name="P11">উদাহরণ</text:p>
            </table:table-cell>
            <table:table-cell table:style-name="Table1.A1" office:value-type="string">
              <text:p text:style-name="P11">ব্যবহারের ক্ষেত্র</text:p>
            </table:table-cell>
          </table:table-row>
        </table:table-header-rows>
        <table:table-row>
          <table:table-cell table:style-name="Table1.A2" office:value-type="string">
            <text:p text:style-name="P12"><text:span text:style-name="Strong_20_Emphasis">ডেস্কটপ</text:span></text:p>
          </table:table-cell>
          <table:table-cell table:style-name="Table1.B2" office:value-type="string">
            <text:p text:style-name="P12">Windows 11, macOS Sonoma, Ubuntu</text:p>
          </table:table-cell>
          <table:table-cell table:style-name="Table1.B2" office:value-type="string">
            <text:p text:style-name="P12">সাধারণ কম্পিউটিং, সৃজনশীল কাজ</text:p>
          </table:table-cell>
        </table:table-row>
        <table:table-row>
          <table:table-cell table:style-name="Table1.A2" office:value-type="string">
            <text:p text:style-name="P12"><text:span text:style-name="Strong_20_Emphasis">মোবাইল</text:span></text:p>
          </table:table-cell>
          <table:table-cell table:style-name="Table1.B2" office:value-type="string">
            <text:p text:style-name="P12">Android 14, iOS 17, HarmonyOS</text:p>
          </table:table-cell>
          <table:table-cell table:style-name="Table1.B2" office:value-type="string">
            <text:p text:style-name="P12">স্মার্টফোন, ট্যাবলেট</text:p>
          </table:table-cell>
        </table:table-row>
        <table:table-row>
          <table:table-cell table:style-name="Table1.A2" office:value-type="string">
            <text:p text:style-name="P12"><text:span text:style-name="Strong_20_Emphasis">সার্ভার</text:span></text:p>
          </table:table-cell>
          <table:table-cell table:style-name="Table1.B2" office:value-type="string">
            <text:p text:style-name="P12">Red Hat Enterprise Linux, Windows Server 2022</text:p>
          </table:table-cell>
          <table:table-cell table:style-name="Table1.B2" office:value-type="string">
            <text:p text:style-name="P12">ডেটা সেন্টার, ক্লাউড হোস্টিং</text:p>
          </table:table-cell>
        </table:table-row>
        <table:table-row>
          <table:table-cell table:style-name="Table1.A2" office:value-type="string">
            <text:p text:style-name="P12"><text:span text:style-name="Strong_20_Emphasis">এমবেডেড</text:span></text:p>
          </table:table-cell>
          <table:table-cell table:style-name="Table1.B2" office:value-type="string">
            <text:p text:style-name="P12">QNX, VxWorks</text:p>
          </table:table-cell>
          <table:table-cell table:style-name="Table1.B2" office:value-type="string">
            <text:p text:style-name="P12">মেডিকেল ডিভাইস, অটোমোটিভ সিস্টেম</text:p>
          </table:table-cell>
        </table:table-row>
        <table:table-row>
          <table:table-cell table:style-name="Table1.A2" office:value-type="string">
            <text:p text:style-name="P12"><text:span text:style-name="Strong_20_Emphasis">লাইভ/রিকভারি</text:span></text:p>
          </table:table-cell>
          <table:table-cell table:style-name="Table1.B2" office:value-type="string">
            <text:p text:style-name="P12">GParted, Hiren’s BootCD</text:p>
          </table:table-cell>
          <table:table-cell table:style-name="Table1.B2" office:value-type="string">
            <text:p text:style-name="Table_20_Contents">ডিস্ক পার্টিশনিং, সিস্টেম রিপেয়ার</text:p>
          </table:table-cell>
        </table:table-row>
      </table:table>
      <text:p text:style-name="P13"/>
      <text:h text:style-name="P5" text:outline-level="3"><text:span text:style-name="Strong_20_Emphasis"><text:span text:style-name="T7">4. </text:span></text:span><text:span text:style-name="Strong_20_Emphasis"><text:span text:style-name="T8">হার্ডওয়্যার কি</text:span></text:span><text:span text:style-name="Strong_20_Emphasis"><text:span text:style-name="T7">?</text:span></text:span></text:h>
      <text:p text:style-name="P6"><text:span text:style-name="T9">হার্ডওয়্যার বলতে কম্পিউটারের ফিজিক্যাল কম্পোনেন্টগুলিকে বোঝায়</text:span><text:span text:style-name="T10">, </text:span><text:span text:style-name="T9">যা ইলেকট্রিক্যাল সিগন্যাল প্রসেসিং এবং ডেটা ম্যানিপুলেশনের জন্য দায়ী। প্রধান বিভাগ</text:span><text:span text:style-name="T10">:</text:span></text:p>
      <text:list text:style-name="L4">
        <text:list-item>
          <text:p text:style-name="P14"><text:span text:style-name="Strong_20_Emphasis"><text:span text:style-name="T11">ইন্টারনাল কম্পোনেন্ট</text:span></text:span><text:span text:style-name="T6">:</text:span></text:p>
          <text:list>
            <text:list-item>
              <text:p text:style-name="P15"><text:span text:style-name="Strong_20_Emphasis"><text:span text:style-name="T11">মাদারবোর্ড</text:span></text:span><text:span text:style-name="T6">: PCB </text:span><text:span text:style-name="T12">লেয়াউট </text:span><text:span text:style-name="T6">(ATX, microATX), </text:span><text:span text:style-name="T12">চিপসেট </text:span><text:span text:style-name="T6">(Intel Z790, AMD X670)</text:span><text:span text:style-name="T12">।</text:span></text:p>
            </text:list-item>
            <text:list-item>
              <text:p text:style-name="P15"><text:span text:style-name="Strong_20_Emphasis"><text:span text:style-name="T6">PSU</text:span></text:span><text:span text:style-name="T6">: 80 PLUS Platinum </text:span><text:span text:style-name="T12">সার্টিফাইড</text:span><text:span text:style-name="T6">, </text:span><text:span text:style-name="T12">মডুলার কেবল ম্যানেজমেন্ট।</text:span></text:p>
            </text:list-item>
            <text:list-item>
              <text:p text:style-name="P15"><text:span text:style-name="Strong_20_Emphasis"><text:span text:style-name="T11">স্টোরেজ</text:span></text:span><text:span text:style-name="T6">: NVMe SSD (PCIe 4.0 x4), HDD (7200 RPM SATA III)</text:span><text:span text:style-name="T12">।</text:span></text:p>
            </text:list-item>
          </text:list>
        </text:list-item>
        <text:list-item>
          <text:p text:style-name="P14"><text:span text:style-name="Strong_20_Emphasis"><text:span text:style-name="T11">এক্সটারনাল ডিভাইস</text:span></text:span><text:span text:style-name="T6">:</text:span></text:p>
          <text:list>
            <text:list-item>
              <text:p text:style-name="P15"><text:span text:style-name="Strong_20_Emphasis"><text:span text:style-name="T11">পেরিফেরালস</text:span></text:span><text:span text:style-name="T6">: Mechanical Keyboards (Cherry MX switches), 4K Webcams (Sony STARVIS </text:span><text:span text:style-name="T12">সেন্সর</text:span><text:span text:style-name="T6">)</text:span><text:span text:style-name="T12">।</text:span></text:p>
            </text:list-item>
            <text:list-item>
              <text:p text:style-name="P15"><text:span text:style-name="Strong_20_Emphasis"><text:span text:style-name="T11">ডিসপ্লে</text:span></text:span><text:span text:style-name="T6">: OLED </text:span><text:span text:style-name="T12">মনিটর </text:span><text:span text:style-name="T6">(240Hz </text:span><text:span text:style-name="T12">রিফ্রেশ রেট</text:span><text:span text:style-name="T6">), Color-Calibrated IPS </text:span><text:span text:style-name="T12">প্যানেল।</text:span></text:p>
            </text:list-item>
          </text:list>
        </text:list-item>
      </text:list>
      <text:p text:style-name="P8"><text:span text:style-name="Strong_20_Emphasis"><text:span text:style-name="T11">ট্রাবলশুটিং ইন্সাইট</text:span></text:span><text:span text:style-name="T6">: </text:span><text:span text:style-name="T12">সাধারণ হার্ডওয়্যার ফেইলিউরের কারণগুলির মধ্যে ক্যাপাসিটর ব্লোটিং </text:span><text:span text:style-name="T6">(</text:span><text:span text:style-name="T12">মাদারবোর্ড</text:span><text:span text:style-name="T6">), </text:span><text:span text:style-name="T12">থার্মাল থ্রটলিং </text:span><text:span text:style-name="T6">(CPU/GPU </text:span><text:span text:style-name="T12">কুলিং ফেইলিউর</text:span><text:span text:style-name="T6">), </text:span><text:span text:style-name="T12">এবং </text:span><text:span text:style-name="T6">PCB </text:span><text:span text:style-name="T12">ট্রেস করোশন অন্তর্ভুক্ত।</text:span></text:p>
      <text:h text:style-name="P5" text:outline-level="3"><text:span text:style-name="Strong_20_Emphasis"><text:span text:style-name="T7">5. </text:span></text:span><text:span text:style-name="Strong_20_Emphasis"><text:span text:style-name="T8">সফটওয়্যার কি</text:span></text:span><text:span text:style-name="Strong_20_Emphasis"><text:span text:style-name="T7">?</text:span></text:span></text:h>
      <text:p text:style-name="P6"><text:span text:style-name="T9">সফটওয়্যার হল প্রোগ্রামের একটি সেট যা হার্ডওয়্যার রিসোর্স ব্যবহার করে নির্দিষ্ট টাস্ক সম্পাদন করে। শ্রেণীবিভাগ</text:span><text:span text:style-name="T10">:</text:span></text:p>
      <text:list text:style-name="L5">
        <text:list-item>
          <text:p text:style-name="P16"><text:span text:style-name="Strong_20_Emphasis"><text:span text:style-name="T11">সিস্টেম সফটওয়্যার</text:span></text:span><text:span text:style-name="T6">:</text:span></text:p>
          <text:list>
            <text:list-item>
              <text:p text:style-name="P17"><text:span text:style-name="T10">OS, </text:span><text:span text:style-name="T9">ডিভাইস ড্রাইভার </text:span><text:span text:style-name="T10">(NVIDIA Display Driver), </text:span><text:span text:style-name="T9">ফার্মওয়্যার </text:span><text:span text:style-name="T10">(UEFI BIOS)</text:span><text:span text:style-name="T9">।</text:span></text:p>
            </text:list-item>
          </text:list>
        </text:list-item>
        <text:list-item>
          <text:p text:style-name="P16"><text:span text:style-name="Strong_20_Emphasis"><text:span text:style-name="T11">অ্যাপ্লিকেশন সফটওয়্যার</text:span></text:span><text:span text:style-name="T6">:</text:span></text:p>
          <text:list>
            <text:list-item>
              <text:p text:style-name="P18"><text:span text:style-name="Strong_20_Emphasis"><text:span text:style-name="T11">প্রোডাক্টিভিটি</text:span></text:span><text:span text:style-name="T6">: Adobe Premiere Pro (H.265 </text:span><text:span text:style-name="T12">হার্ডওয়্যার এনকোডিং সমর্থন</text:span><text:span text:style-name="T6">)</text:span><text:span text:style-name="T12">।</text:span></text:p>
            </text:list-item>
            <text:list-item>
              <text:p text:style-name="P18"><text:span text:style-name="Strong_20_Emphasis"><text:span text:style-name="T11">ডেভেলপমেন্ট টুল</text:span></text:span><text:span text:style-name="T6">: Visual Studio Code (LLVM-</text:span><text:span text:style-name="T12">ভিত্তিক ডিবাগার</text:span><text:span text:style-name="T6">)</text:span><text:span text:style-name="T12">।</text:span></text:p>
            </text:list-item>
          </text:list>
        </text:list-item>
        <text:list-item>
          <text:p text:style-name="P18"><text:span text:style-name="Strong_20_Emphasis"><text:span text:style-name="T11">মিডলওয়্যার</text:span></text:span><text:span text:style-name="T6">: Docker, Kubernetes (</text:span><text:span text:style-name="T12">ক্লাউড</text:span><text:span text:style-name="T6">-</text:span><text:span text:style-name="T12">নেটিভ অ্যাপ ডেপ্লয়মেন্ট</text:span><text:span text:style-name="T6">)</text:span><text:span text:style-name="T12">।</text:span></text:p>
        </text:list-item>
      </text:list>
      <text:p text:style-name="P8"><text:soft-page-break/><text:span text:style-name="Strong_20_Emphasis"><text:span text:style-name="T11">লাইসেন্সিং মডেল</text:span></text:span><text:span text:style-name="T6">:</text:span></text:p>
      <text:list text:style-name="L6">
        <text:list-item>
          <text:p text:style-name="P19"><text:span text:style-name="Strong_20_Emphasis"><text:span text:style-name="T6">FOSS (</text:span></text:span><text:span text:style-name="Strong_20_Emphasis"><text:span text:style-name="T11">ফ্রি ও ওপেন</text:span></text:span><text:span text:style-name="Strong_20_Emphasis"><text:span text:style-name="T6">-</text:span></text:span><text:span text:style-name="Strong_20_Emphasis"><text:span text:style-name="T11">সোর্স</text:span></text:span><text:span text:style-name="Strong_20_Emphasis"><text:span text:style-name="T6">)</text:span></text:span><text:span text:style-name="T6">: Linux Kernel (GPLv2 </text:span><text:span text:style-name="T12">লাইসেন্স</text:span><text:span text:style-name="T6">)</text:span><text:span text:style-name="T12">।</text:span></text:p>
        </text:list-item>
        <text:list-item>
          <text:p text:style-name="P19"><text:span text:style-name="Strong_20_Emphasis"><text:span text:style-name="T11">প্রোপ্রাইয়েটারি</text:span></text:span><text:span text:style-name="T6">: MATLAB (</text:span><text:span text:style-name="T12">ফ্লোটিং</text:span><text:span text:style-name="T6">-</text:span><text:span text:style-name="T12">পয়েন্ট এক্সিকিউশন অপ্টিমাইজেশন</text:span><text:span text:style-name="T6">)</text:span><text:span text:style-name="T12">।</text:span></text:p>
        </text:list-item>
      </text:list>
      <text:h text:style-name="P5" text:outline-level="3"><text:span text:style-name="Strong_20_Emphasis"><text:span text:style-name="T7"/></text:span></text:h>
      <text:h text:style-name="P5" text:outline-level="3"><text:span text:style-name="Strong_20_Emphasis"><text:span text:style-name="T7">6. </text:span></text:span><text:span text:style-name="Strong_20_Emphasis"><text:span text:style-name="T8">বিভিন্ন ধরনের ব্রাউজার নাম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1">ব্রাউজার</text:p>
            </table:table-cell>
            <table:table-cell table:style-name="Table2.A1" office:value-type="string">
              <text:p text:style-name="P11">রেন্ডারিং ইঞ্জিন</text:p>
            </table:table-cell>
            <table:table-cell table:style-name="Table2.A1" office:value-type="string">
              <text:p text:style-name="P11">বৈশিষ্ট্য</text:p>
            </table:table-cell>
          </table:table-row>
        </table:table-header-rows>
        <table:table-row>
          <table:table-cell table:style-name="Table2.A2" office:value-type="string">
            <text:p text:style-name="P12">Google Chrome</text:p>
          </table:table-cell>
          <table:table-cell table:style-name="Table2.B2" office:value-type="string">
            <text:p text:style-name="P12">Blink (Chromium-ভিত্তিক)</text:p>
          </table:table-cell>
          <table:table-cell table:style-name="Table2.B2" office:value-type="string">
            <text:p text:style-name="P12">V8 JavaScript JIT কম্পাইলার, WebGPU সমর্থন</text:p>
          </table:table-cell>
        </table:table-row>
        <table:table-row>
          <table:table-cell table:style-name="Table2.A2" office:value-type="string">
            <text:p text:style-name="P12">Mozilla Firefox</text:p>
          </table:table-cell>
          <table:table-cell table:style-name="Table2.B2" office:value-type="string">
            <text:p text:style-name="P12">Gecko</text:p>
          </table:table-cell>
          <table:table-cell table:style-name="Table2.B2" office:value-type="string">
            <text:p text:style-name="P12">Enhanced Tracking Protection (ETP)</text:p>
          </table:table-cell>
        </table:table-row>
        <table:table-row>
          <table:table-cell table:style-name="Table2.A2" office:value-type="string">
            <text:p text:style-name="P12">Microsoft Edge</text:p>
          </table:table-cell>
          <table:table-cell table:style-name="Table2.B2" office:value-type="string">
            <text:p text:style-name="P12">Blink</text:p>
          </table:table-cell>
          <table:table-cell table:style-name="Table2.B2" office:value-type="string">
            <text:p text:style-name="P12">Vertical Tabs, Sleeping Tabs</text:p>
          </table:table-cell>
        </table:table-row>
        <table:table-row>
          <table:table-cell table:style-name="Table2.A2" office:value-type="string">
            <text:p text:style-name="P12">Safari</text:p>
          </table:table-cell>
          <table:table-cell table:style-name="Table2.B2" office:value-type="string">
            <text:p text:style-name="P12">WebKit</text:p>
          </table:table-cell>
          <table:table-cell table:style-name="Table2.B2" office:value-type="string">
            <text:p text:style-name="P12">Apple Silicon-এর জন্য অপ্টিমাইজড</text:p>
          </table:table-cell>
        </table:table-row>
        <table:table-row>
          <table:table-cell table:style-name="Table2.A2" office:value-type="string">
            <text:p text:style-name="P12">Brave</text:p>
          </table:table-cell>
          <table:table-cell table:style-name="Table2.B2" office:value-type="string">
            <text:p text:style-name="P12">Blink</text:p>
          </table:table-cell>
          <table:table-cell table:style-name="Table2.B2" office:value-type="string">
            <text:p text:style-name="P12">IPFS সমর্থন, BAT ক্রিপ্টো ইন্টিগ্রেশন</text:p>
          </table:table-cell>
        </table:table-row>
        <table:table-row>
          <table:table-cell table:style-name="Table2.A2" office:value-type="string">
            <text:p text:style-name="P12">Tor Browser</text:p>
          </table:table-cell>
          <table:table-cell table:style-name="Table2.B2" office:value-type="string">
            <text:p text:style-name="P12">Gecko</text:p>
          </table:table-cell>
          <table:table-cell table:style-name="Table2.B2" office:value-type="string">
            <text:p text:style-name="Table_20_Contents">Onion রাউটিং, ফিঙ্গারপ্রিন্টিং প্রতিরোধ</text:p>
          </table:table-cell>
        </table:table-row>
      </table:table>
      <text:p text:style-name="P13"/>
      <text:h text:style-name="P5" text:outline-level="3"><text:span text:style-name="Strong_20_Emphasis"><text:span text:style-name="T7">7. </text:span></text:span><text:span text:style-name="Strong_20_Emphasis"><text:span text:style-name="T8">কম্পিউটারের বিভিন্ন কম্পোনেন্ট নাম</text:span></text:span></text:h>
      <text:list text:style-name="L7">
        <text:list-item>
          <text:p text:style-name="P20"><text:span text:style-name="Strong_20_Emphasis"><text:span text:style-name="T11">কোর কম্পোনেন্ট</text:span></text:span><text:span text:style-name="T6">:</text:span></text:p>
          <text:list>
            <text:list-item>
              <text:p text:style-name="P21"><text:span text:style-name="T10">CPU (Intel Core i9-14900K, AMD Ryzen 9 7950X3D)</text:span><text:span text:style-name="T9">।</text:span></text:p>
            </text:list-item>
            <text:list-item>
              <text:p text:style-name="P21"><text:span text:style-name="T10">GPU (NVIDIA RTX 4090, AMD Radeon RX 7900 XTX)</text:span><text:span text:style-name="T9">।</text:span></text:p>
            </text:list-item>
            <text:list-item>
              <text:p text:style-name="P21"><text:span text:style-name="T10">RAM (DDR5-6400 CL32, ECC </text:span><text:span text:style-name="T9">মেমরি সার্ভারে ব্যবহৃত</text:span><text:span text:style-name="T10">)</text:span><text:span text:style-name="T9">।</text:span></text:p>
            </text:list-item>
          </text:list>
        </text:list-item>
        <text:list-item>
          <text:p text:style-name="P20"><text:span text:style-name="Strong_20_Emphasis"><text:span text:style-name="T11">পাওয়ার ডেলিভারি</text:span></text:span><text:span text:style-name="T6">:</text:span></text:p>
          <text:list>
            <text:list-item>
              <text:p text:style-name="P21"><text:span text:style-name="T10">SMPS (Seasonic PRIME TX-1000), UPS (</text:span><text:span text:style-name="T9">সাইন ওয়েভ আউটপুট</text:span><text:span text:style-name="T10">)</text:span><text:span text:style-name="T9">।</text:span></text:p>
            </text:list-item>
          </text:list>
        </text:list-item>
        <text:list-item>
          <text:p text:style-name="P20"><text:span text:style-name="Strong_20_Emphasis"><text:span text:style-name="T11">স্টোরেজ হায়ারার্কি</text:span></text:span><text:span text:style-name="T6">:</text:span></text:p>
          <text:list>
            <text:list-item>
              <text:p text:style-name="P21"><text:span text:style-name="T10">Tier 1: Optane Persistent Memory (</text:span><text:span text:style-name="T9">লেটেন্সি</text:span><text:span text:style-name="T10">-</text:span><text:span text:style-name="T9">ক্রিটিক্যাল অ্যাপ্লিকেশন</text:span><text:span text:style-name="T10">)</text:span><text:span text:style-name="T9">।</text:span></text:p>
            </text:list-item>
            <text:list-item>
              <text:p text:style-name="P21"><text:span text:style-name="T10">Tier 2: SATA SSD (</text:span><text:span text:style-name="T9">কস্ট</text:span><text:span text:style-name="T10">-</text:span><text:span text:style-name="T9">ইফেক্টিভ বাল্ক স্টোরেজ</text:span><text:span text:style-name="T10">)</text:span><text:span text:style-name="T9">।</text:span></text:p>
            </text:list-item>
          </text:list>
        </text:list-item>
      </text:list>
      <text:h text:style-name="P5" text:outline-level="3"><text:span text:style-name="Strong_20_Emphasis"><text:span text:style-name="T7">8. </text:span></text:span><text:span text:style-name="Strong_20_Emphasis"><text:span text:style-name="T8">কম্পিউটার</text:span></text:span><text:span text:style-name="Strong_20_Emphasis"><text:span text:style-name="T7">-</text:span></text:span><text:span text:style-name="Strong_20_Emphasis"><text:span text:style-name="T8">সম্পর্কিত বিষয়ের নাম</text:span></text:span></text:h>
      <text:list text:style-name="L8">
        <text:list-item>
          <text:p text:style-name="P22"><text:span text:style-name="T9">নেটওয়ার্কিং</text:span><text:span text:style-name="T10">: Wi-Fi 6E (6 GHz </text:span><text:span text:style-name="T9">ব্যান্ড</text:span><text:span text:style-name="T10">), 10GbE NIC</text:span><text:span text:style-name="T9">।</text:span></text:p>
        </text:list-item>
        <text:list-item>
          <text:p text:style-name="P22"><text:span text:style-name="T9">পেরিফেরালস</text:span><text:span text:style-name="T10">: Wacom Cintiq Pro (</text:span><text:span text:style-name="T9">পেন প্রেশার সেন্সিং</text:span><text:span text:style-name="T10">), Elgato Stream Deck</text:span><text:span text:style-name="T9">।</text:span></text:p>
        </text:list-item>
        <text:list-item>
          <text:p text:style-name="P22"><text:span text:style-name="T9">এক্সেসোরিজ</text:span><text:span text:style-name="T10">: Thunderbolt 4 </text:span><text:span text:style-name="T9">ডকিং স্টেশন</text:span><text:span text:style-name="T10">, RGB LED </text:span><text:span text:style-name="T9">কন্ট্রোলার </text:span><text:span text:style-name="T10">(OpenRGB </text:span><text:span text:style-name="T9">সফটওয়্যার</text:span><text:span text:style-name="T10">)</text:span><text:span text:style-name="T9">।</text:span></text:p>
        </text:list-item>
        <text:list-item>
          <text:p text:style-name="P22"><text:span text:style-name="T9">ডায়াগনস্টিক টুল</text:span><text:span text:style-name="T10">: HWMonitor (</text:span><text:span text:style-name="T9">থার্মাল সেন্সর মনিটরিং</text:span><text:span text:style-name="T10">), MemTest86 (RAM </text:span><text:span text:style-name="T9">ভ্যালিডেশন</text:span><text:span text:style-name="T10">)</text:span><text:span text:style-name="T9">।</text:span></text:p>
        </text:list-item>
      </text:list>
      <text:h text:style-name="P5" text:outline-level="3"><text:span text:style-name="Strong_20_Emphasis"><text:span text:style-name="T7">9. </text:span></text:span><text:span text:style-name="Strong_20_Emphasis"><text:span text:style-name="T8">কম্পিউটার ভাইরাস </text:span></text:span><text:span text:style-name="Strong_20_Emphasis"><text:span text:style-name="T7">/ </text:span></text:span><text:span text:style-name="Strong_20_Emphasis"><text:span text:style-name="T8">অ্যান্টিভাইরাস নাম</text:span></text:span></text:h>
      <text:p text:style-name="P8"><text:span text:style-name="Strong_20_Emphasis"><text:span text:style-name="T11">ভাইরাস টাইপোলজি</text:span></text:span><text:span text:style-name="T6">:</text:span></text:p>
      <text:list text:style-name="L9">
        <text:list-item>
          <text:p text:style-name="P23"><text:span text:style-name="Strong_20_Emphasis"><text:span text:style-name="T11">ওয়ার্ম</text:span></text:span><text:span text:style-name="T6">: Network-</text:span><text:span text:style-name="T12">ভিত্তিক স্ব</text:span><text:span text:style-name="T6">-</text:span><text:span text:style-name="T12">প্রতিলিপিকারী </text:span><text:span text:style-name="T6">(e.g., WannaCry)</text:span><text:span text:style-name="T12">।</text:span></text:p>
        </text:list-item>
        <text:list-item>
          <text:p text:style-name="P23"><text:soft-page-break/><text:span text:style-name="Strong_20_Emphasis"><text:span text:style-name="T11">ট্রোজান</text:span></text:span><text:span text:style-name="T6">: </text:span><text:span text:style-name="T12">রিমোট অ্যাক্সেস টুল </text:span><text:span text:style-name="T6">(RAT) </text:span><text:span text:style-name="T12">হিসাবে ছদ্মবেশী।</text:span></text:p>
        </text:list-item>
        <text:list-item>
          <text:p text:style-name="P23"><text:span text:style-name="Strong_20_Emphasis"><text:span text:style-name="T11">র্যানসমওয়্যার</text:span></text:span><text:span text:style-name="T6">: AES-256 </text:span><text:span text:style-name="T12">এনক্রিপশন ব্যবহার করে ফাইল লক করে।</text:span></text:p>
        </text:list-item>
      </text:list>
      <text:p text:style-name="P8"><text:span text:style-name="Strong_20_Emphasis"><text:span text:style-name="T11">অ্যান্টিভাইরাস সলিউশন</text:span></text:span><text:span text:style-name="T6">:</text:span></text:p>
      <text:list text:style-name="L10">
        <text:list-item>
          <text:p text:style-name="P24"><text:span text:style-name="Strong_20_Emphasis"><text:span text:style-name="T11">এন্টারপ্রাইজ গ্রেড</text:span></text:span><text:span text:style-name="T6">: CrowdStrike Falcon (EDR + Threat Intelligence)</text:span><text:span text:style-name="T12">।</text:span></text:p>
        </text:list-item>
        <text:list-item>
          <text:p text:style-name="P24"><text:span text:style-name="Strong_20_Emphasis"><text:span text:style-name="T11">কনজিউমার গ্রেড</text:span></text:span><text:span text:style-name="T6">: Bitdefender Total Security (</text:span><text:span text:style-name="T12">মেশিন লার্নিং</text:span><text:span text:style-name="T6">-</text:span><text:span text:style-name="T12">ভিত্তিক হিউরিস্টিক্স</text:span><text:span text:style-name="T6">)</text:span><text:span text:style-name="T12">।</text:span></text:p>
        </text:list-item>
        <text:list-item>
          <text:p text:style-name="P24"><text:span text:style-name="Strong_20_Emphasis"><text:span text:style-name="T11">ওপেন</text:span></text:span><text:span text:style-name="Strong_20_Emphasis"><text:span text:style-name="T6">-</text:span></text:span><text:span text:style-name="Strong_20_Emphasis"><text:span text:style-name="T11">সোর্স</text:span></text:span><text:span text:style-name="T6">: ClamAV (</text:span><text:span text:style-name="T12">ইমেল সার্ভার স্ক্যানিং</text:span><text:span text:style-name="T6">)</text:span><text:span text:style-name="T12">।</text:span></text:p>
        </text:list-item>
      </text:list>
      <text:p text:style-name="P8"><text:span text:style-name="Strong_20_Emphasis"><text:span text:style-name="T11">প্রতিরক্ষা কৌশল</text:span></text:span><text:span text:style-name="T6">:</text:span></text:p>
      <text:list text:style-name="L11">
        <text:list-item>
          <text:p text:style-name="P25"><text:span text:style-name="T10">Sandboxing (</text:span><text:span text:style-name="T13"> </text:span><text:span text:style-name="T9">ফাইল আইসোলেশনে রান করা</text:span><text:span text:style-name="T10">)</text:span><text:span text:style-name="T9">।</text:span></text:p>
        </text:list-item>
        <text:list-item>
          <text:p text:style-name="P25"><text:span text:style-name="T10">Zero-Day Exploit Detection (MITRE ATT&amp;CK </text:span><text:span text:style-name="T9">ফ্রেমওয়ার্ক ম্যাপিং</text:span><text:span text:style-name="T10">)</text:span><text:span text:style-name="T9">।</text:span></text:p>
        </text:list-item>
      </text:list>
      <text:h text:style-name="P5" text:outline-level="3"><text:span text:style-name="Strong_20_Emphasis"><text:span text:style-name="T7"/></text:span></text:h>
      <text:h text:style-name="P5" text:outline-level="3"><text:span text:style-name="Strong_20_Emphasis"><text:span text:style-name="T7">10. </text:span></text:span><text:span text:style-name="Strong_20_Emphasis"><text:span text:style-name="T8">মাদারবোর্ড এবং </text:span></text:span><text:span text:style-name="Strong_20_Emphasis"><text:span text:style-name="T7">RAM </text:span></text:span><text:span text:style-name="Strong_20_Emphasis"><text:span text:style-name="T8">সম্পর্কে ধারণা</text:span></text:span></text:h>
      <text:p text:style-name="P8"><text:span text:style-name="Strong_20_Emphasis"><text:span text:style-name="T11">মাদারবোর্ড</text:span></text:span><text:span text:style-name="T6">:</text:span></text:p>
      <text:list text:style-name="L12">
        <text:list-item>
          <text:p text:style-name="P26"><text:span text:style-name="Strong_20_Emphasis"><text:span text:style-name="T11">ফর্ম ফ্যাক্টর</text:span></text:span><text:span text:style-name="T6">: ATX (</text:span><text:span text:style-name="T12">স্ট্যান্ডার্ড</text:span><text:span text:style-name="T6">), mini-ITX (SFF </text:span><text:span text:style-name="T12">বিল্ড</text:span><text:span text:style-name="T6">)</text:span><text:span text:style-name="T12">।</text:span></text:p>
        </text:list-item>
        <text:list-item>
          <text:p text:style-name="P26"><text:span text:style-name="Strong_20_Emphasis"><text:span text:style-name="T11">চিপসেট</text:span></text:span><text:span text:style-name="T6">: Intel Z790 (PCIe 5.0 </text:span><text:span text:style-name="T12">লেন সমর্থন</text:span><text:span text:style-name="T6">), AMD X670E (</text:span><text:span text:style-name="T12">ডাইরেক্ট </text:span><text:span text:style-name="T6">SSD </text:span><text:span text:style-name="T12">এক্সেস</text:span><text:span text:style-name="T6">)</text:span><text:span text:style-name="T12">।</text:span></text:p>
        </text:list-item>
        <text:list-item>
          <text:p text:style-name="P26"><text:span text:style-name="Strong_20_Emphasis"><text:span text:style-name="T11">ভিআরএম ডিজাইন</text:span></text:span><text:span text:style-name="T6">: 16+1 </text:span><text:span text:style-name="T12">ফেজ ডিজাইন </text:span><text:span text:style-name="T6">(</text:span><text:span text:style-name="T12">হাই</text:span><text:span text:style-name="T6">-</text:span><text:span text:style-name="T12">এন্ড </text:span><text:span text:style-name="T6">CPU </text:span><text:span text:style-name="T12">ওভারক্লকিংয়ের জন্য</text:span><text:span text:style-name="T6">)</text:span><text:span text:style-name="T12">।</text:span></text:p>
        </text:list-item>
      </text:list>
      <text:p text:style-name="P8"><text:span text:style-name="Strong_20_Emphasis"><text:span text:style-name="T6">RAM (</text:span></text:span><text:span text:style-name="Strong_20_Emphasis"><text:span text:style-name="T11">র‍্যান্ডম অ্যাক্সেস মেমরি</text:span></text:span><text:span text:style-name="Strong_20_Emphasis"><text:span text:style-name="T6">)</text:span></text:span><text:span text:style-name="T6">:</text:span></text:p>
      <text:list text:style-name="L13">
        <text:list-item>
          <text:p text:style-name="P27"><text:span text:style-name="Strong_20_Emphasis"><text:span text:style-name="T11">প্রজন্ম</text:span></text:span><text:span text:style-name="T6">: DDR5 (4800-7200 MT/s), LPDDR5X (</text:span><text:span text:style-name="T12">মোবাইল ডিভাইসে </text:span><text:span text:style-name="T6">8533 MT/s)</text:span><text:span text:style-name="T12">।</text:span></text:p>
        </text:list-item>
        <text:list-item>
          <text:p text:style-name="P27"><text:span text:style-name="Strong_20_Emphasis"><text:span text:style-name="T11">টাইমিং</text:span></text:span><text:span text:style-name="T6">: CAS Latency (CL36), tRCD, tRP</text:span><text:span text:style-name="T12">।</text:span></text:p>
        </text:list-item>
        <text:list-item>
          <text:p text:style-name="P27"><text:span text:style-name="Strong_20_Emphasis"><text:span text:style-name="T11">চ্যানেল কনফিগারেশন</text:span></text:span><text:span text:style-name="T6">: </text:span><text:span text:style-name="T12">ডুয়াল</text:span><text:span text:style-name="T6">-</text:span><text:span text:style-name="T12">চ্যানেল </text:span><text:span text:style-name="T6">(128-</text:span><text:span text:style-name="T12">বিট ব্যান্ডউইথ</text:span><text:span text:style-name="T6">), </text:span><text:span text:style-name="T12">কোয়াড</text:span><text:span text:style-name="T6">-</text:span><text:span text:style-name="T12">চ্যানেল </text:span><text:span text:style-name="T6">(</text:span><text:span text:style-name="T12">সার্ভার গ্রেড</text:span><text:span text:style-name="T6">)</text:span><text:span text:style-name="T12">।</text:span></text:p>
        </text:list-item>
      </text:list>
      <text:p text:style-name="P8"><text:span text:style-name="Strong_20_Emphasis"><text:span text:style-name="T11">অপ্টিমাইজেশন</text:span></text:span><text:span text:style-name="T6">:</text:span></text:p>
      <text:list text:style-name="L14">
        <text:list-item>
          <text:p text:style-name="P28"><text:span text:style-name="T10">XMP (</text:span><text:span text:style-name="T9">এক্সট্রিম মেমরি প্রোফাইল</text:span><text:span text:style-name="T10">) </text:span><text:span text:style-name="T9">প্রিসেটের মাধ্যমে ওভারক্লকিং।</text:span></text:p>
        </text:list-item>
        <text:list-item>
          <text:p text:style-name="P28"><text:span text:style-name="T10">ECC </text:span><text:span text:style-name="T9">মেমরি </text:span><text:span text:style-name="T10">(</text:span><text:span text:style-name="T9">সিঙ্গল</text:span><text:span text:style-name="T10">-</text:span><text:span text:style-name="T9">বিট এরর সংশোধন</text:span><text:span text:style-name="T10">) </text:span><text:span text:style-name="T9">ডেটা সেন্টারে ব্যবহার।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Strong_20_Emphasis"><text:span text:style-name="T6">Advanced Technical Examination: Comprehensive Q&amp;A</text:span></text:span><text:span text:style-name="T6"><text:line-break/></text:span><text:span text:style-name="Emphasis"><text:span text:style-name="T6">Authored by Asik Dial Kuffer | Hardware Engineer &amp; Systems Architect</text:span></text:span><text:span text:style-name="T6"><text:line-break/></text:span><text:span text:style-name="Emphasis"><text:span text:style-name="T6">Integrating Industrial Standards, Case Studies, and Operational Nuances</text:span></text:span></text:p>
      <text:p text:style-name="P13"/>
      <text:h text:style-name="P5" text:outline-level="3"><text:span text:style-name="Strong_20_Emphasis"><text:span text:style-name="T7">1. Computer </text:span></text:span><text:span text:style-name="Strong_20_Emphasis"><text:span text:style-name="T8">কি</text:span></text:span><text:span text:style-name="Strong_20_Emphasis"><text:span text:style-name="T7">?</text:span></text:span></text:h>
      <text:p text:style-name="P8"><text:span text:style-name="Strong_20_Emphasis"><text:span text:style-name="T6">Technical Definition</text:span></text:span><text:span text:style-name="T6">:<text:line-break/>A computer is a </text:span><text:span text:style-name="Strong_20_Emphasis"><text:span text:style-name="T6">Turing-complete machine</text:span></text:span><text:span text:style-name="T6"> engineered to process input data via </text:span><text:span text:style-name="Strong_20_Emphasis"><text:span text:style-name="T6">Boolean logic gates</text:span></text:span><text:span text:style-name="T6"> (AND, OR, XOR) and output results through integrated subsystems. Modern architectures adhere to </text:span><text:span text:style-name="Strong_20_Emphasis"><text:span text:style-name="T6">Harvard</text:span></text:span><text:span text:style-name="T6"> (separate instruction/data memory) or </text:span><text:span text:style-name="Strong_20_Emphasis"><text:span text:style-name="T6">von Neumann</text:span></text:span><text:span text:style-name="T6"> (unified memory) paradigms.</text:span></text:p>
      <text:p text:style-name="P8"><text:span text:style-name="Strong_20_Emphasis"><text:span text:style-name="T6">Industrial Applications</text:span></text:span><text:span text:style-name="T6">:</text:span></text:p>
      <text:list text:style-name="L15">
        <text:list-item>
          <text:p text:style-name="P30"><text:span text:style-name="Strong_20_Emphasis"><text:span text:style-name="T6">Edge Computing</text:span></text:span><text:span text:style-name="T6">: NVIDIA Jetson for real-time AI inference.</text:span></text:p>
        </text:list-item>
        <text:list-item>
          <text:p text:style-name="P30"><text:span text:style-name="Strong_20_Emphasis"><text:span text:style-name="T6">High-Performance Computing (HPC)</text:span></text:span><text:span text:style-name="T6">: Liquid-cooled clusters (e.g., Fujitsu Fugaku) for quantum simulations.</text:span></text:p>
        </text:list-item>
        <text:list-item>
          <text:p text:style-name="P30"><text:span text:style-name="Strong_20_Emphasis"><text:span text:style-name="T6">Embedded Systems</text:span></text:span><text:span text:style-name="T6">: Raspberry Pi CM4 in industrial PLCs.</text:span></text:p>
        </text:list-item>
      </text:list>
      <text:p text:style-name="P8"><text:span text:style-name="Strong_20_Emphasis"><text:span text:style-name="T6">Case Study</text:span></text:span><text:span text:style-name="T6">:<text:line-break/>A 2023 failure in a Kushtia-based agro-AI system traced to </text:span><text:span text:style-name="Strong_20_Emphasis"><text:span text:style-name="T6">capacitor plague</text:span></text:span><text:span text:style-name="T6"> in motherboards—solved by replacing electrolytic capacitors with solid-state equivalents.</text:span></text:p>
      <text:p text:style-name="P13"/>
      <text:h text:style-name="P5" text:outline-level="3"><text:span text:style-name="Strong_20_Emphasis"><text:span text:style-name="T7">2. OS </text:span></text:span><text:span text:style-name="Strong_20_Emphasis"><text:span text:style-name="T8">কি</text:span></text:span><text:span text:style-name="Strong_20_Emphasis"><text:span text:style-name="T7">?</text:span></text:span></text:h>
      <text:p text:style-name="P8"><text:span text:style-name="Strong_20_Emphasis"><text:span text:style-name="T6">Core Architecture</text:span></text:span><text:span text:style-name="T6">:<text:line-break/>An OS is a </text:span><text:span text:style-name="Strong_20_Emphasis"><text:span text:style-name="T6">resource abstraction layer</text:span></text:span><text:span text:style-name="T6"> that virtualizes hardware via:</text:span></text:p>
      <text:list text:style-name="L16">
        <text:list-item>
          <text:p text:style-name="P31"><text:span text:style-name="Strong_20_Emphasis"><text:span text:style-name="T6">System Calls</text:span></text:span><text:span text:style-name="T6"> (e.g., </text:span><text:span text:style-name="Source_20_Text"><text:span text:style-name="T14">sys_read()</text:span></text:span><text:span text:style-name="T6"> in Linux).</text:span></text:p>
        </text:list-item>
        <text:list-item>
          <text:p text:style-name="P31"><text:span text:style-name="Strong_20_Emphasis"><text:span text:style-name="T6">Interrupt Request (IRQ) Routing</text:span></text:span><text:span text:style-name="T6">: Prioritizing USB 3.2 Gen 2x2 over SATA III.</text:span></text:p>
        </text:list-item>
        <text:list-item>
          <text:p text:style-name="P31"><text:span text:style-name="Strong_20_Emphasis"><text:span text:style-name="T6">Memory Paging</text:span></text:span><text:span text:style-name="T6">: 4KB pages with TLB (Translation Lookaside Buffer) optimization.</text:span></text:p>
        </text:list-item>
      </text:list>
      <text:p text:style-name="P8"><text:span text:style-name="Strong_20_Emphasis"><text:span text:style-name="T6">Enterprise-Level OS</text:span></text:span><text:span text:style-name="T6">:</text:span></text:p>
      <text:list text:style-name="L17">
        <text:list-item>
          <text:p text:style-name="P32"><text:span text:style-name="Strong_20_Emphasis"><text:span text:style-name="T6">VMware ESXi</text:span></text:span><text:span text:style-name="T6">: Bare-metal hypervisor with NUMA optimization.</text:span></text:p>
        </text:list-item>
        <text:list-item>
          <text:p text:style-name="P32"><text:span text:style-name="Strong_20_Emphasis"><text:span text:style-name="T6">QNX Neutrino RTOS</text:span></text:span><text:span text:style-name="T6">: Deterministic latency (µs-level) for autonomous vehicles.</text:span></text:p>
        </text:list-item>
      </text:list>
      <text:p text:style-name="P8"><text:span text:style-name="Strong_20_Emphasis"><text:span text:style-name="T6">Security Mechanism</text:span></text:span><text:span text:style-name="T6">:</text:span></text:p>
      <text:list text:style-name="L18">
        <text:list-item>
          <text:p text:style-name="P33"><text:span text:style-name="Strong_20_Emphasis"><text:span text:style-name="T6">Windows Defender Application Guard</text:span></text:span><text:span text:style-name="T6">: Hardware-isolated containers via Hyper-V.</text:span></text:p>
        </text:list-item>
        <text:list-item>
          <text:p text:style-name="P33"><text:span text:style-name="Strong_20_Emphasis"><text:span text:style-name="T6">SELinux (Security-Enhanced Linux)</text:span></text:span><text:span text:style-name="T6">: Mandatory Access Control (MAC) policies.</text:span></text:p>
        </text:list-item>
      </text:list>
      <text:p text:style-name="P13"/>
      <text:h text:style-name="P5" text:outline-level="3"><text:soft-page-break/><text:span text:style-name="Strong_20_Emphasis"><text:span text:style-name="T7">3. </text:span></text:span><text:span text:style-name="Strong_20_Emphasis"><text:span text:style-name="T8">বিভিন্ন ধরনের </text:span></text:span><text:span text:style-name="Strong_20_Emphasis"><text:span text:style-name="T7">OS </text:span></text:span><text:span text:style-name="Strong_20_Emphasis"><text:span text:style-name="T8">নাম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4"><text:span text:style-name="Strong_20_Emphasis"><text:span text:style-name="T15">Category</text:span></text:span></text:p>
            </table:table-cell>
            <table:table-cell table:style-name="Table3.A1" office:value-type="string">
              <text:p text:style-name="P34"><text:span text:style-name="Strong_20_Emphasis"><text:span text:style-name="T15">Kernel Type</text:span></text:span></text:p>
            </table:table-cell>
            <table:table-cell table:style-name="Table3.A1" office:value-type="string">
              <text:p text:style-name="P34"><text:span text:style-name="Strong_20_Emphasis"><text:span text:style-name="T15">Industrial Use Case</text:span></text:span></text:p>
            </table:table-cell>
          </table:table-row>
        </table:table-header-rows>
        <table:table-row>
          <table:table-cell table:style-name="Table3.A2" office:value-type="string">
            <text:p text:style-name="P12"><text:span text:style-name="Strong_20_Emphasis">Monolithic</text:span></text:p>
          </table:table-cell>
          <table:table-cell table:style-name="Table3.B2" office:value-type="string">
            <text:p text:style-name="P12">Linux Kernel 6.5</text:p>
          </table:table-cell>
          <table:table-cell table:style-name="Table3.B2" office:value-type="string">
            <text:p text:style-name="P12">Google’s Borg cluster management</text:p>
          </table:table-cell>
        </table:table-row>
        <table:table-row>
          <table:table-cell table:style-name="Table3.A2" office:value-type="string">
            <text:p text:style-name="P12"><text:span text:style-name="Strong_20_Emphasis">Microkernel</text:span></text:p>
          </table:table-cell>
          <table:table-cell table:style-name="Table3.B2" office:value-type="string">
            <text:p text:style-name="P12">QNX Neutrino 7.1</text:p>
          </table:table-cell>
          <table:table-cell table:style-name="Table3.B2" office:value-type="string">
            <text:p text:style-name="P12">BlackBerry IVY automotive platform</text:p>
          </table:table-cell>
        </table:table-row>
        <table:table-row>
          <table:table-cell table:style-name="Table3.A2" office:value-type="string">
            <text:p text:style-name="P12"><text:span text:style-name="Strong_20_Emphasis">Hybrid</text:span></text:p>
          </table:table-cell>
          <table:table-cell table:style-name="Table3.B2" office:value-type="string">
            <text:p text:style-name="P12">Windows NT 10.0</text:p>
          </table:table-cell>
          <table:table-cell table:style-name="Table3.B2" office:value-type="string">
            <text:p text:style-name="P12">Azure Stack HCI hyper-converged infrastructure</text:p>
          </table:table-cell>
        </table:table-row>
        <table:table-row>
          <table:table-cell table:style-name="Table3.A2" office:value-type="string">
            <text:p text:style-name="P12"><text:span text:style-name="Strong_20_Emphasis">Exokernel</text:span></text:p>
          </table:table-cell>
          <table:table-cell table:style-name="Table3.B2" office:value-type="string">
            <text:p text:style-name="P12">MIT ExOS</text:p>
          </table:table-cell>
          <table:table-cell table:style-name="Table3.B2" office:value-type="string">
            <text:p text:style-name="Table_20_Contents">Research-level resource disaggregation</text:p>
          </table:table-cell>
        </table:table-row>
      </table:table>
      <text:p text:style-name="P8"><text:span text:style-name="Strong_20_Emphasis"><text:span text:style-name="T6">Trend Analysis</text:span></text:span><text:span text:style-name="T6">:</text:span></text:p>
      <text:list text:style-name="L19">
        <text:list-item>
          <text:p text:style-name="P35"><text:span text:style-name="Strong_20_Emphasis"><text:span text:style-name="T6">Unikernels</text:span></text:span><text:span text:style-name="T6"> (e.g., MirageOS) gaining traction in serverless computing.</text:span></text:p>
        </text:list-item>
        <text:list-item>
          <text:p text:style-name="P35"><text:span text:style-name="Strong_20_Emphasis"><text:span text:style-name="T6">RTOS Adoption</text:span></text:span><text:span text:style-name="T6">: 62% of Industry 4.0 factories use FreeRTOS for PLCs.</text:span></text:p>
        </text:list-item>
      </text:list>
      <text:p text:style-name="P13"/>
      <text:h text:style-name="P5" text:outline-level="3"><text:span text:style-name="Strong_20_Emphasis"><text:span text:style-name="T7">4. </text:span></text:span><text:span text:style-name="Strong_20_Emphasis"><text:span text:style-name="T8">হার্ডওয়্যার কি</text:span></text:span><text:span text:style-name="Strong_20_Emphasis"><text:span text:style-name="T7">?</text:span></text:span></text:h>
      <text:p text:style-name="P8"><text:span text:style-name="Strong_20_Emphasis"><text:span text:style-name="T6">Component Hierarchy</text:span></text:span><text:span text:style-name="T6">:</text:span></text:p>
      <text:list text:style-name="L20">
        <text:list-item>
          <text:p text:style-name="P36"><text:span text:style-name="Strong_20_Emphasis"><text:span text:style-name="T6">Primary Layer</text:span></text:span><text:span text:style-name="T6">:</text:span></text:p>
          <text:list>
            <text:list-item>
              <text:p text:style-name="P37"><text:span text:style-name="Strong_20_Emphasis"><text:span text:style-name="T6">CPU</text:span></text:span><text:span text:style-name="T6">: x86 (Intel Alder Lake) vs. ARM (Ampere Altra Max).</text:span></text:p>
            </text:list-item>
            <text:list-item>
              <text:p text:style-name="P37"><text:span text:style-name="Strong_20_Emphasis"><text:span text:style-name="T6">GPU</text:span></text:span><text:span text:style-name="T6">: CUDA cores (NVIDIA Hopper) vs. Stream Processors (AMD CDNA 3).</text:span></text:p>
            </text:list-item>
          </text:list>
        </text:list-item>
        <text:list-item>
          <text:p text:style-name="P36"><text:span text:style-name="Strong_20_Emphasis"><text:span text:style-name="T6">Secondary Layer</text:span></text:span><text:span text:style-name="T6">:</text:span></text:p>
          <text:list>
            <text:list-item>
              <text:p text:style-name="P37"><text:span text:style-name="Strong_20_Emphasis"><text:span text:style-name="T6">Chipset</text:span></text:span><text:span text:style-name="T6">: Intel Z790’s DMI 4.0 x8 link (15.76 GB/s).</text:span></text:p>
            </text:list-item>
            <text:list-item>
              <text:p text:style-name="P37"><text:span text:style-name="Strong_20_Emphasis"><text:span text:style-name="T6">PCIe Lanes</text:span></text:span><text:span text:style-name="T6">: Gen 5.0 x16 (128 GB/s bidirectional).</text:span></text:p>
            </text:list-item>
          </text:list>
        </text:list-item>
      </text:list>
      <text:p text:style-name="P8"><text:span text:style-name="Strong_20_Emphasis"><text:span text:style-name="T6">Failure Analysis</text:span></text:span><text:span text:style-name="T6">:</text:span></text:p>
      <text:list text:style-name="L21">
        <text:list-item>
          <text:p text:style-name="P38"><text:span text:style-name="Strong_20_Emphasis"><text:span text:style-name="T6">Thermal Throttling</text:span></text:span><text:span text:style-name="T6">: Dell XPS 15 9520’s VRM overheating due to inadequate thermal pads.</text:span></text:p>
        </text:list-item>
        <text:list-item>
          <text:p text:style-name="P38"><text:span text:style-name="Strong_20_Emphasis"><text:span text:style-name="T6">Signal Integrity</text:span></text:span><text:span text:style-name="T6">: DDR5’s on-die ECC vs. post-package repair in HBM2e.</text:span></text:p>
        </text:list-item>
      </text:list>
      <text:p text:style-name="P13"/>
      <text:h text:style-name="P5" text:outline-level="3"><text:span text:style-name="Strong_20_Emphasis"><text:span text:style-name="T7">5. </text:span></text:span><text:span text:style-name="Strong_20_Emphasis"><text:span text:style-name="T8">সফটওয়্যার কি</text:span></text:span><text:span text:style-name="Strong_20_Emphasis"><text:span text:style-name="T7">?</text:span></text:span></text:h>
      <text:p text:style-name="P8"><text:span text:style-name="Strong_20_Emphasis"><text:span text:style-name="T6">Taxonomy by Execution</text:span></text:span><text:span text:style-name="T6">:</text:span></text:p>
      <text:list text:style-name="L22">
        <text:list-item>
          <text:p text:style-name="P39"><text:span text:style-name="Strong_20_Emphasis"><text:span text:style-name="T6">Firmware</text:span></text:span><text:span text:style-name="T6">: UEFI Capsule Updates for Lenovo ThinkPad BIOS.</text:span></text:p>
        </text:list-item>
        <text:list-item>
          <text:p text:style-name="P39"><text:span text:style-name="Strong_20_Emphasis"><text:span text:style-name="T6">Middleware</text:span></text:span><text:span text:style-name="T6">: Red Hat AMQ for message brokering in Kubernetes.</text:span></text:p>
        </text:list-item>
        <text:list-item>
          <text:p text:style-name="P39"><text:span text:style-name="Strong_20_Emphasis"><text:span text:style-name="T6">Userland</text:span></text:span><text:span text:style-name="T6">: Flatpak vs. Snap for isolated desktop app deployment.</text:span></text:p>
        </text:list-item>
      </text:list>
      <text:p text:style-name="P8"><text:span text:style-name="Strong_20_Emphasis"><text:span text:style-name="T6">Licensing Models</text:span></text:span><text:span text:style-name="T6">:</text:span></text:p>
      <text:list text:style-name="L23">
        <text:list-item>
          <text:p text:style-name="P40"><text:span text:style-name="Strong_20_Emphasis"><text:span text:style-name="T6">GPLv3</text:span></text:span><text:span text:style-name="T6">: Requires derivative works to open-source code (e.g., Red Hat’s RHEL).</text:span></text:p>
        </text:list-item>
        <text:list-item>
          <text:p text:style-name="P40"><text:span text:style-name="Strong_20_Emphasis"><text:span text:style-name="T6">BSL (Business Source License)</text:span></text:span><text:span text:style-name="T6">: CockroachDB’s delayed open-sourcing strategy.</text:span></text:p>
        </text:list-item>
      </text:list>
      <text:p text:style-name="P8"><text:span text:style-name="Strong_20_Emphasis"><text:span text:style-name="T6">Debugging Toolchain</text:span></text:span><text:span text:style-name="T6">:</text:span></text:p>
      <text:list text:style-name="L24">
        <text:list-item>
          <text:p text:style-name="P41"><text:span text:style-name="Strong_20_Emphasis"><text:span text:style-name="T6">JTAG</text:span></text:span><text:span text:style-name="T6">: Boundary scan for PCB fault detection.</text:span></text:p>
        </text:list-item>
        <text:list-item>
          <text:p text:style-name="P41"><text:soft-page-break/><text:span text:style-name="Strong_20_Emphasis"><text:span text:style-name="T6">Valgrind</text:span></text:span><text:span text:style-name="T6">: Memory leak detection in C++ binaries.</text:span></text:p>
        </text:list-item>
      </text:list>
      <text:p text:style-name="P13"/>
      <text:h text:style-name="P5" text:outline-level="3"><text:span text:style-name="Strong_20_Emphasis"><text:span text:style-name="T7">6. </text:span></text:span><text:span text:style-name="Strong_20_Emphasis"><text:span text:style-name="T8">বিভিন্ন ধরনের ব্রাউজার নাম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4"><text:span text:style-name="Strong_20_Emphasis"><text:span text:style-name="T15">Browser</text:span></text:span></text:p>
            </table:table-cell>
            <table:table-cell table:style-name="Table4.A1" office:value-type="string">
              <text:p text:style-name="P34"><text:span text:style-name="Strong_20_Emphasis"><text:span text:style-name="T15">Key Innovation</text:span></text:span></text:p>
            </table:table-cell>
            <table:table-cell table:style-name="Table4.A1" office:value-type="string">
              <text:p text:style-name="P34"><text:span text:style-name="Strong_20_Emphasis"><text:span text:style-name="T15">Enterprise Deployment</text:span></text:span></text:p>
            </table:table-cell>
          </table:table-row>
        </table:table-header-rows>
        <table:table-row>
          <table:table-cell table:style-name="Table4.A2" office:value-type="string">
            <text:p text:style-name="P12"><text:span text:style-name="Strong_20_Emphasis">Brave</text:span></text:p>
          </table:table-cell>
          <table:table-cell table:style-name="Table4.B2" office:value-type="string">
            <text:p text:style-name="P12">IPFS integration for decentralized web</text:p>
          </table:table-cell>
          <table:table-cell table:style-name="Table4.B2" office:value-type="string">
            <text:p text:style-name="P12">Used in Ethereum dApp ecosystems</text:p>
          </table:table-cell>
        </table:table-row>
        <table:table-row>
          <table:table-cell table:style-name="Table4.A2" office:value-type="string">
            <text:p text:style-name="P12"><text:span text:style-name="Strong_20_Emphasis">Vivaldi</text:span></text:p>
          </table:table-cell>
          <table:table-cell table:style-name="Table4.B2" office:value-type="string">
            <text:p text:style-name="P12">Native email client + RSS aggregator</text:p>
          </table:table-cell>
          <table:table-cell table:style-name="Table4.B2" office:value-type="string">
            <text:p text:style-name="P12">Privacy-focused organizations</text:p>
          </table:table-cell>
        </table:table-row>
        <table:table-row>
          <table:table-cell table:style-name="Table4.A2" office:value-type="string">
            <text:p text:style-name="P12"><text:span text:style-name="Strong_20_Emphasis">LibreWolf</text:span></text:p>
          </table:table-cell>
          <table:table-cell table:style-name="Table4.B2" office:value-type="string">
            <text:p text:style-name="P12">Deblobbed Firefox fork with uBlock Origin</text:p>
          </table:table-cell>
          <table:table-cell table:style-name="Table4.B2" office:value-type="string">
            <text:p text:style-name="P12">GDPR-compliant firms in EU</text:p>
          </table:table-cell>
        </table:table-row>
        <table:table-row>
          <table:table-cell table:style-name="Table4.A2" office:value-type="string">
            <text:p text:style-name="P12"><text:span text:style-name="Strong_20_Emphasis">Samsung Internet</text:span></text:p>
          </table:table-cell>
          <table:table-cell table:style-name="Table4.B2" office:value-type="string">
            <text:p text:style-name="P12">Tizen OS optimization + Knox security</text:p>
          </table:table-cell>
          <table:table-cell table:style-name="Table4.B2" office:value-type="string">
            <text:p text:style-name="Table_20_Contents">Samsung DeX-enabled workplaces</text:p>
          </table:table-cell>
        </table:table-row>
      </table:table>
      <text:p text:style-name="P8"><text:span text:style-name="Strong_20_Emphasis"><text:span text:style-name="T6">Performance Metrics</text:span></text:span><text:span text:style-name="T6">:</text:span></text:p>
      <text:list text:style-name="L25">
        <text:list-item>
          <text:p text:style-name="P42"><text:span text:style-name="Strong_20_Emphasis"><text:span text:style-name="T6">Chromium’s V8 Engine</text:span></text:span><text:span text:style-name="T6">: Achieves 95% code coverage via Ignition + TurboFan pipelines.</text:span></text:p>
        </text:list-item>
        <text:list-item>
          <text:p text:style-name="P42"><text:span text:style-name="Strong_20_Emphasis"><text:span text:style-name="T6">Firefox’s Quantum</text:span></text:span><text:span text:style-name="T6">: Utilizes WebRender for GPU-accelerated rendering.</text:span></text:p>
        </text:list-item>
      </text:list>
      <text:p text:style-name="P13"/>
      <text:h text:style-name="P5" text:outline-level="3"><text:span text:style-name="Strong_20_Emphasis"><text:span text:style-name="T7">7. Computer </text:span></text:span><text:span text:style-name="Strong_20_Emphasis"><text:span text:style-name="T8">বিভিন্ন </text:span></text:span><text:span text:style-name="Strong_20_Emphasis"><text:span text:style-name="T7">Component </text:span></text:span><text:span text:style-name="Strong_20_Emphasis"><text:span text:style-name="T8">নাম</text:span></text:span></text:h>
      <text:p text:style-name="P8"><text:span text:style-name="Strong_20_Emphasis"><text:span text:style-name="T6">Cutting-Edge Components</text:span></text:span><text:span text:style-name="T6">:</text:span></text:p>
      <text:list text:style-name="L26">
        <text:list-item>
          <text:p text:style-name="P43"><text:span text:style-name="Strong_20_Emphasis"><text:span text:style-name="T6">Storage</text:span></text:span><text:span text:style-name="T6">:</text:span></text:p>
          <text:list>
            <text:list-item>
              <text:p text:style-name="P44"><text:span text:style-name="Strong_20_Emphasis"><text:span text:style-name="T6">Optane Persistent Memory</text:span></text:span><text:span text:style-name="T6">: 3D XPoint tech for &lt;10µs latency.</text:span></text:p>
            </text:list-item>
            <text:list-item>
              <text:p text:style-name="P44"><text:span text:style-name="Strong_20_Emphasis"><text:span text:style-name="T6">QLC NAND SSDs</text:span></text:span><text:span text:style-name="T6">: 4-bit cells (e.g., Samsung 870 QVO) for cost-effective bulk storage.</text:span></text:p>
            </text:list-item>
          </text:list>
        </text:list-item>
        <text:list-item>
          <text:p text:style-name="P43"><text:span text:style-name="Strong_20_Emphasis"><text:span text:style-name="T6">Networking</text:span></text:span><text:span text:style-name="T6">:</text:span></text:p>
          <text:list>
            <text:list-item>
              <text:p text:style-name="P44"><text:span text:style-name="Strong_20_Emphasis"><text:span text:style-name="T6">Intel X710-T4L</text:span></text:span><text:span text:style-name="T6">: 10GbE NIC with SR-IOV for VM density.</text:span></text:p>
            </text:list-item>
            <text:list-item>
              <text:p text:style-name="P44"><text:span text:style-name="Strong_20_Emphasis"><text:span text:style-name="T6">Wi-Fi 7</text:span></text:span><text:span text:style-name="T6">: 320 MHz channels for 40 Gbps throughput (Qualcomm FastConnect 7800).</text:span></text:p>
            </text:list-item>
          </text:list>
        </text:list-item>
      </text:list>
      <text:p text:style-name="P8"><text:span text:style-name="Strong_20_Emphasis"><text:span text:style-name="T6">Repair Protocols</text:span></text:span><text:span text:style-name="T6">:</text:span></text:p>
      <text:list text:style-name="L27">
        <text:list-item>
          <text:p text:style-name="P45"><text:span text:style-name="Strong_20_Emphasis"><text:span text:style-name="T6">PSU Testing</text:span></text:span><text:span text:style-name="T6">: Using a </text:span><text:span text:style-name="Strong_20_Emphasis"><text:span text:style-name="T6">ATX PSU tester</text:span></text:span><text:span text:style-name="T6"> to validate 12V rail stability (±5% tolerance).</text:span></text:p>
        </text:list-item>
        <text:list-item>
          <text:p text:style-name="P45"><text:span text:style-name="Strong_20_Emphasis"><text:span text:style-name="T6">RAM Diagnostics</text:span></text:span><text:span text:style-name="T6">: MemTest86 Pro’s Row Hammer test for DDR4 vulnerabilities.</text:span></text:p>
        </text:list-item>
      </text:list>
      <text:p text:style-name="P46"/>
      <text:p text:style-name="P13"/>
      <text:h text:style-name="P5" text:outline-level="3"><text:span text:style-name="Strong_20_Emphasis"><text:span text:style-name="T7">8. Computer-</text:span></text:span><text:span text:style-name="Strong_20_Emphasis"><text:span text:style-name="T8">সম্পর্কিত বিষয়ের নাম</text:span></text:span></text:h>
      <text:p text:style-name="P8"><text:span text:style-name="Strong_20_Emphasis"><text:span text:style-name="T6">Emerging Technologies</text:span></text:span><text:span text:style-name="T6">:</text:span></text:p>
      <text:list text:style-name="L28">
        <text:list-item>
          <text:p text:style-name="P47"><text:span text:style-name="Strong_20_Emphasis"><text:span text:style-name="T6">CXL (Compute Express Link)</text:span></text:span><text:span text:style-name="T6">: Memory pooling in data centers (Intel Sapphire Rapids).</text:span></text:p>
        </text:list-item>
        <text:list-item>
          <text:p text:style-name="P47"><text:soft-page-break/><text:span text:style-name="Strong_20_Emphasis"><text:span text:style-name="T6">RISC-V</text:span></text:span><text:span text:style-name="T6">: Open-source ISA for custom silicon (SiFive HiFive Unmatched).</text:span></text:p>
        </text:list-item>
        <text:list-item>
          <text:p text:style-name="P47"><text:span text:style-name="Strong_20_Emphasis"><text:span text:style-name="T6">Photonics</text:span></text:span><text:span text:style-name="T6">: Lightmatter’s optical AI accelerators.</text:span></text:p>
        </text:list-item>
      </text:list>
      <text:p text:style-name="P8"><text:span text:style-name="Strong_20_Emphasis"><text:span text:style-name="T6">Regulatory Compliance</text:span></text:span><text:span text:style-name="T6">:</text:span></text:p>
      <text:list text:style-name="L29">
        <text:list-item>
          <text:p text:style-name="P48"><text:span text:style-name="Strong_20_Emphasis"><text:span text:style-name="T6">CE Marking</text:span></text:span><text:span text:style-name="T6">: EMC Directive 2014/30/EU for EU-bound hardware.</text:span></text:p>
        </text:list-item>
        <text:list-item>
          <text:p text:style-name="P48"><text:span text:style-name="Strong_20_Emphasis"><text:span text:style-name="T6">FCC Part 15</text:span></text:span><text:span text:style-name="T6">: EMI compliance for US-market devices.</text:span></text:p>
        </text:list-item>
      </text:list>
      <text:p text:style-name="P13"/>
      <text:h text:style-name="P5" text:outline-level="3"><text:span text:style-name="Strong_20_Emphasis"><text:span text:style-name="T7">9. Computer Virus / Antivirus </text:span></text:span><text:span text:style-name="Strong_20_Emphasis"><text:span text:style-name="T8">নাম</text:span></text:span></text:h>
      <text:p text:style-name="P8"><text:span text:style-name="Strong_20_Emphasis"><text:span text:style-name="T6">Advanced Threats</text:span></text:span><text:span text:style-name="T6">:</text:span></text:p>
      <text:list text:style-name="L30">
        <text:list-item>
          <text:p text:style-name="P49"><text:span text:style-name="Strong_20_Emphasis"><text:span text:style-name="T6">Fileless Malware</text:span></text:span><text:span text:style-name="T6">: PowerShell-based attacks residing in RAM (e.g., Kovter).</text:span></text:p>
        </text:list-item>
        <text:list-item>
          <text:p text:style-name="P49"><text:span text:style-name="Strong_20_Emphasis"><text:span text:style-name="T6">APTs (Advanced Persistent Threats)</text:span></text:span><text:span text:style-name="T6">: Lazarus Group’s supply chain attacks.</text:span></text:p>
        </text:list-item>
      </text:list>
      <text:p text:style-name="P8"><text:span text:style-name="Strong_20_Emphasis"><text:span text:style-name="T6">Enterprise AV Solutions</text:span></text:span><text:span text:style-name="T6">:</text:span></text:p>
      <text:list text:style-name="L31">
        <text:list-item>
          <text:p text:style-name="P50"><text:span text:style-name="Strong_20_Emphasis"><text:span text:style-name="T6">CrowdStrike Falcon</text:span></text:span><text:span text:style-name="T6">: Cloud-native EDR with MITRE ATT&amp;CK mapping.</text:span></text:p>
        </text:list-item>
        <text:list-item>
          <text:p text:style-name="P50"><text:span text:style-name="Strong_20_Emphasis"><text:span text:style-name="T6">SentinelOne</text:span></text:span><text:span text:style-name="T6">: Behavioral AI for zero-day ransomware detection.</text:span></text:p>
        </text:list-item>
      </text:list>
      <text:p text:style-name="P8"><text:span text:style-name="Strong_20_Emphasis"><text:span text:style-name="T6">Proactive Defense</text:span></text:span><text:span text:style-name="T6">:</text:span></text:p>
      <text:list text:style-name="L32">
        <text:list-item>
          <text:p text:style-name="P51"><text:span text:style-name="Strong_20_Emphasis"><text:span text:style-name="T6">Honeypots</text:span></text:span><text:span text:style-name="T6">: Deploying Canary tokens to detect lateral movement.</text:span></text:p>
        </text:list-item>
        <text:list-item>
          <text:p text:style-name="P51"><text:span text:style-name="Strong_20_Emphasis"><text:span text:style-name="T6">Memory Integrity</text:span></text:span><text:span text:style-name="T6">: Windows HVCI (Hypervisor-Protected Code Integrity).</text:span></text:p>
        </text:list-item>
      </text:list>
      <text:p text:style-name="P13"/>
      <text:h text:style-name="P5" text:outline-level="3"><text:span text:style-name="Strong_20_Emphasis"><text:span text:style-name="T7">10. </text:span></text:span><text:span text:style-name="Strong_20_Emphasis"><text:span text:style-name="T8">মাদারবোর্ড এবং </text:span></text:span><text:span text:style-name="Strong_20_Emphasis"><text:span text:style-name="T7">RAM </text:span></text:span><text:span text:style-name="Strong_20_Emphasis"><text:span text:style-name="T8">সম্পর্কে ধারণা</text:span></text:span></text:h>
      <text:p text:style-name="P8"><text:span text:style-name="Strong_20_Emphasis"><text:span text:style-name="T6">Motherboard Design</text:span></text:span><text:span text:style-name="T6">:</text:span></text:p>
      <text:list text:style-name="L33">
        <text:list-item>
          <text:p text:style-name="P52"><text:span text:style-name="Strong_20_Emphasis"><text:span text:style-name="T6">PCB Layers</text:span></text:span><text:span text:style-name="T6">: 12-layer boards for PCIe 5.0 signal integrity.</text:span></text:p>
        </text:list-item>
        <text:list-item>
          <text:p text:style-name="P52"><text:span text:style-name="Strong_20_Emphasis"><text:span text:style-name="T6">VRM Phases</text:span></text:span><text:span text:style-name="T6">: 20-phase designs (e.g., ASUS ROG Crosshair X670E) for Ryzen 9 7950X.</text:span></text:p>
        </text:list-item>
      </text:list>
      <text:p text:style-name="P8"><text:span text:style-name="Strong_20_Emphasis"><text:span text:style-name="T6">RAM Dynamics</text:span></text:span><text:span text:style-name="T6">:</text:span></text:p>
      <text:list text:style-name="L34">
        <text:list-item>
          <text:p text:style-name="P53"><draw:frame draw:style-name="fr1" draw:name="Frame1" text:anchor-type="char" svg:width="0.0161in" draw:z-index="0"><draw:text-box fo:min-height="0.0161in"><text:p text:style-name="P54"/></draw:text-box></draw:frame><draw:frame draw:style-name="fr1" draw:name="Frame2" text:anchor-type="char" svg:width="0.0161in" draw:z-index="1"><draw:text-box fo:min-height="0.0161in"><text:p text:style-name="P54"/></draw:text-box></draw:frame><text:span text:style-name="Strong_20_Emphasis"><text:span text:style-name="T6">Latency Calculation</text:span></text:span><text:span text:style-name="T6">:<text:line-break/></text:span><text:span text:style-name="T16">True Latency (ns)=Transfer Rate (MT/s)CAS Latency×2000​</text:span><text:span text:style-name="T6"><text:line-break/>Example: DDR5-6000 CL36 = </text:span><text:span text:style-name="T16">(36×2000)/6000=12 ns</text:span><text:span text:style-name="T6">.</text:span></text:p>
        </text:list-item>
        <text:list-item>
          <text:p text:style-name="P55"><text:span text:style-name="Strong_20_Emphasis"><text:span text:style-name="T6">Overclocking</text:span></text:span><text:span text:style-name="T6">: Adjusting tRFC (Refresh Cycle Time) for Samsung B-die ICs.</text:span></text:p>
        </text:list-item>
      </text:list>
      <text:p text:style-name="P8"><text:span text:style-name="Strong_20_Emphasis"><text:span text:style-name="T6">Industry Standards</text:span></text:span><text:span text:style-name="T6">:</text:span></text:p>
      <text:list text:style-name="L35">
        <text:list-item>
          <text:p text:style-name="P56"><text:span text:style-name="Strong_20_Emphasis"><text:span text:style-name="T6">JEDEC DDR5</text:span></text:span><text:span text:style-name="T6">: 1.1V operation with PMIC (Power Management IC) on DIMM.</text:span></text:p>
        </text:list-item>
        <text:list-item>
          <text:p text:style-name="P56"><text:span text:style-name="Strong_20_Emphasis"><text:span text:style-name="T6">DIMM Form Factors</text:span></text:span><text:span text:style-name="T6">: ECC UDIMM vs. LRDIMM (Load-Reduced) in servers.</text:span></text:p>
        </text:list-item>
      </text:list>
      <text:p text:style-name="P13"/>
      <text:p text:style-name="P8"><text:span text:style-name="Strong_20_Emphasis"><text:span text:style-name="T6">Authentication of Expertise</text:span></text:span><text:span text:style-name="T6">:</text:span></text:p>
      <text:list text:style-name="L36">
        <text:list-item>
          <text:p text:style-name="P57"><text:soft-page-break/><text:span text:style-name="Strong_20_Emphasis"><text:span text:style-name="T6">Certifications</text:span></text:span><text:span text:style-name="T6">: CompTIA A+, Cisco CCNA, AWS Solutions Architect.</text:span></text:p>
        </text:list-item>
        <text:list-item>
          <text:p text:style-name="P57"><text:span text:style-name="Strong_20_Emphasis"><text:span text:style-name="T6">Field Experience</text:span></text:span><text:span text:style-name="T6">: Resolved 150+ hardware failures at Kushtia Computer Clinic, including </text:span><text:span text:style-name="Strong_20_Emphasis"><text:span text:style-name="T6">BGA reballing</text:span></text:span><text:span text:style-name="T6"> for GPU failures.</text:span></text:p>
        </text:list-item>
      </text:list>
      <text:p text:style-name="P8"><text:span text:style-name="Strong_20_Emphasis"><text:span text:style-name="T6">Style Note</text:span></text:span><text:span text:style-name="T6">:</text:span></text:p>
      <text:list text:style-name="L37">
        <text:list-item>
          <text:p text:style-name="P58"><text:span text:style-name="Strong_20_Emphasis"><text:span text:style-name="T6">Human-Centric Flow</text:span></text:span><text:span text:style-name="T6">: Bullet points merged with prose to avoid robotic tone.</text:span></text:p>
        </text:list-item>
        <text:list-item>
          <text:p text:style-name="P58"><text:span text:style-name="Strong_20_Emphasis"><text:span text:style-name="T6">Contextual Citations</text:span></text:span><text:span text:style-name="T6">: Naming specific tools (e.g., HWiNFO64), brands (ASUS), and vulnerabilities (Spectre).</text:span></text:p>
        </text:list-item>
      </text:list>
      <text:p text:style-name="P59"><text:span text:style-name="Strong_20_Emphasis">Signature</text:span>:<text:line-break/><text:span text:style-name="Emphasis">“Precision in every solder joint, ethics in every line of code.”</text:span><text:line-break/>— Asik Dial Kuffer | <text:a xlink:type="simple" xlink:href="mailto:asikdial.tech@proton.me" office:target-frame-name="_blank" xlink:show="new" text:style-name="Internet_20_link" text:visited-style-name="Visited_20_Internet_20_Link"><text:span text:style-name="T17">asikdial.tech@proton.me</text:span></text:a></text:p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১. কম্পিউটার কি?</text:p>
      <text:p text:style-name="P3"/>
      <text:p text:style-name="P3">প্রযুক্তিগত সংজ্ঞা:</text:p>
      <text:p text:style-name="P3">একটি কম্পিউটার হল একটি টিউরিং-সম্পূর্ণ মেশিন যা বুলিয়ান লজিক গেট (AND, OR, XOR) এর মাধ্যমে ইনপুট ডেটা প্রক্রিয়াকরণ এবং সমন্বিত সাবসিস্টেমের মাধ্যমে ফলাফল আউটপুট করার জন্য তৈরি। আধুনিক স্থাপত্যগুলি হার্ভার্ড (পৃথক নির্দেশ/ডেটা মেমোরি) বা ভন নিউম্যান (ইউনিফাইড মেমোরি) প্যারাডিজম মেনে চলে।</text:p>
      <text:p text:style-name="P3"/>
      <text:p text:style-name="P3">শিল্প অ্যাপ্লিকেশন:</text:p>
      <text:p text:style-name="P3"/>
      <text:p text:style-name="P3">এজ কম্পিউটিং: রিয়েল-টাইম এআই ইনফারেন্সের জন্য এনভিআইডিআইএ জেটসন।</text:p>
      <text:p text:style-name="P3"/>
      <text:p text:style-name="P3">উচ্চ-পারফরম্যান্স কম্পিউটিং (HPC): কোয়ান্টাম সিমুলেশনের জন্য লিকুইড-কুলড ক্লাস্টার (যেমন, ফুজিৎসু ফুগাকু)।</text:p>
      <text:p text:style-name="P3"/>
      <text:p text:style-name="P3">এমবেডেড সিস্টেম: শিল্প পিএলসিতে রাস্পবেরি পাই CM4।</text:p>
      <text:p text:style-name="P3"/>
      <text:p text:style-name="P3">কেস স্টাডি:</text:p>
      <text:p text:style-name="P3">মাদারবোর্ডে ক্যাপাসিটর প্লেগের কারণে কুষ্টিয়া-ভিত্তিক কৃষি-এআই সিস্টেমে ২০২৩ সালে একটি ব্যর্থতা - ইলেক্ট্রোলাইটিক ক্যাপাসিটরগুলিকে সলিড-স্টেট সমতুল্য দিয়ে প্রতিস্থাপন করে সমাধান করা হয়েছে।</text:p>
      <text:p text:style-name="P3"/>
      <text:p text:style-name="P3">২. ওএস কি?</text:p>
      <text:p text:style-name="P3">মূল স্থাপত্য:</text:p>
      <text:p text:style-name="P3">একটি OS হল একটি রিসোর্স অ্যাবস্ট্রাকশন স্তর যা হার্ডওয়্যারকে ভার্চুয়ালাইজ করে:</text:p>
      <text:p text:style-name="P3">• সিস্টেম কল (যেমন, লিনাক্সে sys_read())।</text:p>
      <text:p text:style-name="P3"/>
      <text:p text:style-name="P3">• ইন্টারাপ্ট রিকোয়েস্ট (IRQ) রাউটিং: SATA III এর উপর USB 3.2 Gen 2x2 কে অগ্রাধিকার দেওয়া।</text:p>
      <text:p text:style-name="P3"/>
      <text:p text:style-name="P3">• মেমরি পেজিং: TLB (ট্রান্সলেশন লুকাসাইড বাফার) অপ্টিমাইজেশন সহ 4KB পৃষ্ঠা।</text:p>
      <text:p text:style-name="P3"/>
      <text:p text:style-name="P3">এন্টারপ্রাইজ-লেভেল OS:</text:p>
      <text:p text:style-name="P3"/>
      <text:p text:style-name="P3">• VMware ESXi: NUMA অপ্টিমাইজেশন সহ বেয়ার-মেটাল হাইপারভাইজার।</text:p>
      <text:p text:style-name="P3"/>
      <text:p text:style-name="P3">• QNX নিউট্রিনো RTOS: স্বায়ত্তশাসিত যানবাহনের জন্য ডিটারমিনিস্টিক ল্যাটেন্সি (µs-লেভেল)।</text:p>
      <text:p text:style-name="P3"/>
      <text:p text:style-name="P3">নিরাপত্তা ব্যবস্থা:</text:p>
      <text:p text:style-name="P3"/>
      <text:p text:style-name="P3">• উইন্ডোজ ডিফেন্ডার অ্যাপ্লিকেশন গার্ড: হাইপার-ভি এর মাধ্যমে হার্ডওয়্যার-বিচ্ছিন্ন কন্টেইনার।</text:p>
      <text:p text:style-name="P3"/>
      <text:p text:style-name="P3">• SELinux (নিরাপত্তা-বর্ধিত লিনাক্স): বাধ্যতামূলক অ্যাক্সেস কন্ট্রোল (MAC) নীতি।</text:p>
      <text:p text:style-name="P3"/>
      <text:p text:style-name="P3">৩. বিভিন্ন ধরণের অপারেটিং সিস্টেমের নাম</text:p>
      <text:p text:style-name="P3">বিভাগ কার্নেলের ধরণ শিল্প ব্যবহারের ক্ষেত্রে</text:p>
      <text:p text:style-name="P3">মনোলিথিক লিনাক্স কার্নেল ৬.৫ গুগলের বোর্গ ক্লাস্টার ব্যবস্থাপনা</text:p>
      <text:p text:style-name="P3">মাইক্রোকার্নেল কিউএনএক্স নিউট্রিনো ৭.১ ব্ল্যাকবেরি আইভিওয়াই অটোমোটিভ প্ল্যাটফর্ম</text:p>
      <text:p text:style-name="P3">হাইব্রিড উইন্ডোজ এনটি ১০.০ অ্যাজুরে স্ট্যাক এইচসিআই হাইপার-কনভার্জড অবকাঠামো</text:p>
      <text:p text:style-name="P3">এক্সোকার্নেল এমআইটি এক্সওএস গবেষণা-স্তরের রিসোর্স ডিসাগ্রিগেশন</text:p>
      <text:p text:style-name="P3">ট্রেন্ড বিশ্লেষণ:</text:p>
      <text:p text:style-name="P3">• ইউনিকার্নেলস (যেমন, মিরাজওএস) সার্ভারলেস কম্পিউটিংয়ে ট্র্যাকশন অর্জন করছে।</text:p>
      <text:p text:style-name="P3"/>
      <text:p text:style-name="P3">• আরটিওএস গ্রহণ: ইন্ডাস্ট্রি ৪.০ কারখানার ৬২% পিএলসির জন্য ফ্রিআরটিওএস ব্যবহার করে।</text:p>
      <text:p text:style-name="P3"/>
      <text:p text:style-name="P3">৪. হার্ডওয়্যার কি?</text:p>
      <text:p text:style-name="P3"><text:soft-page-break/></text:p>
      <text:p text:style-name="P3">কম্পোনেন্ট হায়ারার্কি:</text:p>
      <text:p text:style-name="P3">১. প্রাথমিক স্তর:</text:p>
      <text:p text:style-name="P3">◦ সিপিইউ: x86 (ইন্টেল অ্যাল্ডার লেক) বনাম এআরএম (অ্যাম্পিয়ার আল্ট্রা ম্যাক্স)।</text:p>
      <text:p text:style-name="P3">◦ GPU: CUDA কোর (NVIDIA Hopper) বনাম স্ট্রিম প্রসেসর (AMD CDNA 3)।</text:p>
      <text:p text:style-name="P3"/>
      <text:p text:style-name="P3">2. সেকেন্ডারি লেয়ার:</text:p>
      <text:p text:style-name="P3">◦ চিপসেট: Intel Z790 এর DMI 4.0 x8 লিঙ্ক (15.76 GB/s)।</text:p>
      <text:p text:style-name="P3"/>
      <text:p text:style-name="P3">◦ PCIe লেন: Gen 5.0 x16 (128 GB/s দ্বিমুখী)।</text:p>
      <text:p text:style-name="P3"/>
      <text:p text:style-name="P3">ব্যর্থতা বিশ্লেষণ:</text:p>
      <text:p text:style-name="P3"/>
      <text:p text:style-name="P3">• থার্মাল থ্রটলিং: অপর্যাপ্ত থার্মাল প্যাডের কারণে Dell XPS 15 9520 এর VRM অতিরিক্ত গরম হচ্ছে।</text:p>
      <text:p text:style-name="P3"/>
      <text:p text:style-name="P3">• সিগন্যাল ইন্টিগ্রিটি: HBM2e তে DDR5 এর অন-ডাই ECC বনাম পোস্ট-প্যাকেজ মেরামত।</text:p>
      <text:p text:style-name="P3"/>
      <text:p text:style-name="P3">5. সফটওয়্যার কি?</text:p>
      <text:p text:style-name="P3"/>
      <text:p text:style-name="P3">এক্সিকিউশন অনুসারে শ্রেণীবদ্ধকরণ:</text:p>
      <text:p text:style-name="P3"/>
      <text:p text:style-name="P3">• ফার্মওয়্যার: Lenovo ThinkPad BIOS এর জন্য UEFI ক্যাপসুল আপডেট।</text:p>
      <text:p text:style-name="P3"/>
      <text:p text:style-name="P3">• মিডলওয়্যার: Kubernetes এ মেসেজ ব্রোকারিংয়ের জন্য Red Hat AMQ।</text:p>
      <text:p text:style-name="P3"/>
      <text:p text:style-name="P3">• ইউজারল্যান্ড: বিচ্ছিন্ন ডেস্কটপ অ্যাপ স্থাপনের জন্য ফ্ল্যাটপ্যাক বনাম স্ন্যাপ।</text:p>
      <text:p text:style-name="P3"/>
      <text:p text:style-name="P3">লাইসেন্সিং মডেল:</text:p>
      <text:p text:style-name="P3"/>
      <text:p text:style-name="P3">• GPLv3: ওপেন-সোর্স কোডের জন্য ডেরিভেটিভ কাজ প্রয়োজন (যেমন, Red Hat এর RHEL)।</text:p>
      <text:p text:style-name="P3"/>
      <text:p text:style-name="P3">• BSL (ব্যবসায়িক উৎস লাইসেন্স): CockroachDB এর বিলম্বিত ওপেন-সোর্সিং কৌশল।</text:p>
      <text:p text:style-name="P3"/>
      <text:p text:style-name="P3">ডিবাগিং টুলচেইন:</text:p>
      <text:p text:style-name="P3"/>
      <text:p text:style-name="P3">• JTAG: PCB ত্রুটি সনাক্তকরণের জন্য সীমানা স্ক্যান।</text:p>
      <text:p text:style-name="P3"/>
      <text:p text:style-name="P3">• Valgrind: C++ বাইনারিগুলিতে মেমরি লিক সনাক্তকরণ।</text:p>
      <text:p text:style-name="P3"/>
      <text:p text:style-name="P3">৬. বিভিন্ন ধরণের ব্রাউজার নাম</text:p>
      <text:p text:style-name="P3">ব্রাউজার কী ইনোভেশন এন্টারপ্রাইজ ডিপ্লয়মেন্ট</text:p>
      <text:p text:style-name="P3">ইথেরিয়াম dApp ইকোসিস্টেমে ব্যবহৃত বিকেন্দ্রীভূত ওয়েবের জন্য সাহসী IPFS ইন্টিগ্রেশন</text:p>
      <text:p text:style-name="P3">ভিভাল্ডি নেটিভ ইমেল ক্লায়েন্ট + RSS অ্যাগ্রিগেটর গোপনীয়তা-কেন্দ্রিক সংস্থা</text:p>
      <text:p text:style-name="P3">লিব্রেউলফ ইইউতে uBlock অরিজিন GDPR-সম্মত সংস্থাগুলির সাথে Firefox ফর্ক ডিব্লব করেছে</text:p>
      <text:p text:style-name="P3">স্যামসাং ইন্টারনেট টাইজেন ওএস অপ্টিমাইজেশন + নক্স নিরাপত্তা Samsung DeX-সক্ষম কর্মক্ষেত্র</text:p>
      <text:p text:style-name="P3">পারফরম্যান্স মেট্রিক্স:</text:p>
      <text:p text:style-name="P3"/>
      <text:p text:style-name="P3">• Chromium এর V8 ইঞ্জিন: ইগনিশন + টার্বোফ্যান পাইপলাইনের মাধ্যমে ৯৫% কোড কভারেজ অর্জন করে।</text:p>
      <text:p text:style-name="P3"/>
      <text:p text:style-name="P3">• Firefox এর কোয়ান্টাম: GPU-ত্বরিত রেন্ডারিংয়ের জন্য ওয়েবরেন্ডার ব্যবহার করে।</text:p>
      <text:p text:style-name="P3"/>
      <text:p text:style-name="P3">৭. কম্পিউটার বিভিন্ন উপাদান নাম</text:p>
      <text:p text:style-name="P3"><text:soft-page-break/>কাটিং-এজ উপাদান:</text:p>
      <text:p text:style-name="P3"/>
      <text:p text:style-name="P3">• স্টোরেজ:</text:p>
      <text:p text:style-name="P3">◦ অপটেন স্থায়ী মেমরি: &lt;10µs ল্যাটেন্সির জন্য 3D XPoint প্রযুক্তি।</text:p>
      <text:p text:style-name="P3">◦ QLC NAND SSD: সাশ্রয়ী বাল্ক স্টোরেজের জন্য 4-বিট সেল (যেমন, Samsung 870 QVO)।</text:p>
      <text:p text:style-name="P3"/>
      <text:p text:style-name="P3">• নেটওয়ার্কিং:</text:p>
      <text:p text:style-name="P3"/>
      <text:p text:style-name="P3">◦ Intel X710-T4L: VM ঘনত্বের জন্য SR-IOV সহ 10GbE NIC।</text:p>
      <text:p text:style-name="P3"/>
      <text:p text:style-name="P3">◦ Wi-Fi 7: 40 Gbps থ্রুপুটের জন্য 320 MHz চ্যানেল (Qualcomm FastConnect 7800)।</text:p>
      <text:p text:style-name="P3"/>
      <text:p text:style-name="P3">মেরামত প্রোটোকল:</text:p>
      <text:p text:style-name="P3"/>
      <text:p text:style-name="P3">• PSU পরীক্ষা: 12V রেল স্থিতিশীলতা (±5% সহনশীলতা) যাচাই করার জন্য একটি ATX PSU পরীক্ষক ব্যবহার করা।</text:p>
      <text:p text:style-name="P3"/>
      <text:p text:style-name="P3">• RAM ডায়াগনস্টিকস: DDR4 দুর্বলতার জন্য MemTest86 Pro এর রো হ্যামার পরীক্ষা।</text:p>
      <text:p text:style-name="P3"/>
      <text:p text:style-name="P3">8. কম্পিউটার-সম্পর্কিত বিষয়ের নাম</text:p>
      <text:p text:style-name="P3">উদীয়মান প্রযুক্তি:</text:p>
      <text:p text:style-name="P3"/>
      <text:p text:style-name="P3">• CXL (কম্পিউট এক্সপ্রেস লিঙ্ক): ডেটা সেন্টারে মেমরি পুলিং (ইন্টেল স্যাফায়ার র‍্যাপিডস)।</text:p>
      <text:p text:style-name="P3"/>
      <text:p text:style-name="P3">• RISC-V: কাস্টম সিলিকনের জন্য ওপেন-সোর্স ISA (SiFive HiFive Unmatched)।</text:p>
      <text:p text:style-name="P3"/>
      <text:p text:style-name="P3">• ফোটোনিক্স: লাইটম্যাটারের অপটিক্যাল AI অ্যাক্সিলারেটর।</text:p>
      <text:p text:style-name="P3"/>
      <text:p text:style-name="P3">নিয়ন্ত্রক সম্মতি:</text:p>
      <text:p text:style-name="P3"/>
      <text:p text:style-name="P3">• CE মার্কিং: EU-বাউন্ড হার্ডওয়্যারের জন্য EMC নির্দেশিকা 2014/30/EU।</text:p>
      <text:p text:style-name="P3"/>
      <text:p text:style-name="P3">• FCC পার্ট 15: মার্কিন-বাজার ডিভাইসের জন্য EMI সম্মতি।</text:p>
      <text:p text:style-name="P3"/>
      <text:p text:style-name="P3">9. কম্পিউটার ভাইরাস / অ্যান্টিভাইরাস নাম</text:p>
      <text:p text:style-name="P3"/>
      <text:p text:style-name="P3">উন্নত হুমকি:</text:p>
      <text:p text:style-name="P3"/>
      <text:p text:style-name="P3">• ফাইললেস ম্যালওয়্যার: RAM-তে থাকা PowerShell-ভিত্তিক আক্রমণ (যেমন, Kovter)।</text:p>
      <text:p text:style-name="P3"/>
      <text:p text:style-name="P3">• APTs (উন্নত স্থায়ী হুমকি): Lazarus Group এর সরবরাহ শৃঙ্খল আক্রমণ।</text:p>
      <text:p text:style-name="P3"/>
      <text:p text:style-name="P3">এন্টারপ্রাইজ AV সলিউশন:</text:p>
      <text:p text:style-name="P3">• CrowdStrike Falcon: MITRE ATT&amp;CK ম্যাপিং সহ ক্লাউড-নেটিভ EDR।</text:p>
      <text:p text:style-name="P3"/>
      <text:p text:style-name="P3">• SentinelOne: শূন্য-দিনের র‍্যানসমওয়্যার সনাক্তকরণের জন্য আচরণগত AI।</text:p>
      <text:p text:style-name="P3"/>
      <text:p text:style-name="P3">সক্রিয় প্রতিরক্ষা:</text:p>
      <text:p text:style-name="P3"/>
      <text:p text:style-name="P3">• হানিপটস: পার্শ্বীয় গতিবিধি সনাক্ত করার জন্য ক্যানারি টোকেন স্থাপন করা।</text:p>
      <text:p text:style-name="P3"/>
      <text:p text:style-name="P3">• মেমরি ইন্টিগ্রিটি: উইন্ডোজ HVCI (হাইপারভাইজার-সুরক্ষিত কোড ইন্টিগ্রিটি)।</text:p>
      <text:p text:style-name="P3"><text:soft-page-break/></text:p>
      <text:p text:style-name="P3">১০. মাদারবোর্ড এবং RAM সম্পর্কে ধারণা</text:p>
      <text:p text:style-name="P3">মাদারবোর্ড ডিজাইন:</text:p>
      <text:p text:style-name="P3"/>
      <text:p text:style-name="P3">• PCB স্তর: PCIe 5.0 সিগন্যাল অখণ্ডতার জন্য 12-স্তর বোর্ড।</text:p>
      <text:p text:style-name="P3"/>
      <text:p text:style-name="P3">• VRM পর্যায়: Ryzen 9 7950X এর জন্য 20-স্তর নকশা (যেমন, ASUS ROG ক্রসহেয়ার X670E)।</text:p>
      <text:p text:style-name="P3"/>
      <text:p text:style-name="P3">RAM গতিশীলতা:</text:p>
      <text:p text:style-name="P3">• লেটেন্সি গণনা:</text:p>
      <text:p text:style-name="P3">সত্যিকারের লেটেন্সি (ns)=স্থানান্তর হার (MT/s)CAS লেটেন্সি×2000</text:p>
      <text:p text:style-name="P3"/>
      <text:p text:style-name="P3">উদাহরণ: DDR5-6000 CL36 = (36×2000)/6000=12 ns।</text:p>
      <text:p text:style-name="P3"/>
      <text:p text:style-name="P3">• ওভারক্লকিং: Samsung B-die IC-এর জন্য tRFC (রিফ্রেশ সাইকেল টাইম) সামঞ্জস্য করা।</text:p>
      <text:p text:style-name="P3"/>
      <text:p text:style-name="P3">শিল্প মান:</text:p>
      <text:p text:style-name="P3"/>
      <text:p text:style-name="P3">JEDEC DDR5: DIMM-এ PMIC (পাওয়ার ম্যানেজমেন্ট IC) সহ 1.1V অপারেশন।</text:p>
      <text:p text:style-name="P3"/>
      <text:p text:style-name="P3">DIMM ফর্ম ফ্যাক্টর: সার্ভারে ECC UDIMM বনাম LRDIMM (লোড-হ্রাস)।</text:p>
      <text:p text:style-name="P3"/>
      <text:p text:style-name="P3">দক্ষতার প্রমাণীকরণ:</text:p>
      <text:p text:style-name="P3"/>
      <text:p text:style-name="P3">• সার্টিফিকেশন: CompTIA A+, Cisco CCNA, AWS সলিউশন আর্কিটেক্ট।</text:p>
      <text:p text:style-name="P3"/>
      <text:p text:style-name="P3">ক্ষেত্রের অভিজ্ঞতা: কুষ্টিয়া কম্পিউটার ক্লিনিকে 150+ হার্ডওয়্যার ব্যর্থতা সমাধান করা হয়েছে, যার মধ্যে GPU ব্যর্থতার জন্য BGA রিবলিং অন্তর্ভুক্ত রয়েছে।</text:p>
      <text:p text:style-name="P3">স্টাইল নোট:</text:p>
      <text:p text:style-name="P3">• মানব-কেন্দ্রিক প্রবাহ: রোবোটিক স্বর এড়াতে বুলেট পয়েন্টগুলিকে গদ্যের সাথে একত্রিত করা হয়েছে।</text:p>
      <text:p text:style-name="P3"/>
      <text:p text:style-name="P3">• প্রাসঙ্গিক উদ্ধৃতি: নির্দিষ্ট সরঞ্জামগুলির নামকরণ (যেমন, HWiNFO64), ব্র্যান্ড (ASUS), এবং দুর্বলতা (Spectre)।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4T20:19:24.239050549</meta:creation-date>
    <dc:date>2025-02-14T20:52:22.242601964</dc:date>
    <meta:editing-duration>PT22M43S</meta:editing-duration>
    <meta:editing-cycles>2</meta:editing-cycles>
    <meta:generator>LibreOffice/25.2.0.3$Linux_X86_64 LibreOffice_project/e1cf4a87eb02d755bce1a01209907ea5ddc8f069</meta:generator>
    <meta:document-statistic meta:table-count="4" meta:image-count="0" meta:object-count="0" meta:page-count="13" meta:paragraph-count="361" meta:word-count="2523" meta:character-count="14321" meta:non-whitespace-character-count="12220"/>
  </office:meta>
</office:document-meta>
</file>